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D00000038A424C275.png" manifest:media-type="image/png"/>
  <manifest:file-entry manifest:full-path="Pictures/10000000000003120000002D2D672156.png" manifest:media-type="image/png"/>
  <manifest:file-entry manifest:full-path="Pictures/100000000000033B000000387FB563FA.png" manifest:media-type="image/png"/>
  <manifest:file-entry manifest:full-path="Pictures/1000000000000348000000486D3C83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OpenSymbol1" svg:font-family="OpenSymbol"/>
    <style:font-face style:name="Liberation Serif2" svg:font-family="'Liberation Serif'" style:font-family-generic="roman"/>
    <style:font-face style:name="Lucida Sans2" svg:font-family="'Lucida Sans'" style:font-family-generic="swiss"/>
    <style:font-face style:name="Liberation Serif3" svg:font-family="'Liberation Serif'" style:font-pitch="variable"/>
    <style:font-face style:name="Lucida Sans1" svg:font-family="'Lucida Sans'" style:font-pitch="variable"/>
    <style:font-face style:name="OpenSymbol2" svg:font-family="OpenSymbo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ec6f" officeooo:paragraph-rsid="001bec6f" style:font-size-asian="14pt" style:font-size-complex="16pt"/>
    </style:style>
    <style:style style:name="P2" style:family="paragraph" style:parent-style-name="Standard">
      <style:text-properties fo:font-size="16pt" fo:font-weight="bold" officeooo:rsid="001bec6f" officeooo:paragraph-rsid="001bec6f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f29e2" officeooo:paragraph-rsid="001f29e2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1f29e2" officeooo:paragraph-rsid="001f29e2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2pt" officeooo:rsid="001aac1a" officeooo:paragraph-rsid="001aac1a" style:font-size-asian="10.5pt" style:font-size-complex="12pt"/>
    </style:style>
    <style:style style:name="P6" style:family="paragraph" style:parent-style-name="Standard">
      <style:text-properties fo:font-size="14pt" officeooo:rsid="001bec6f" officeooo:paragraph-rsid="001bec6f" style:font-size-asian="12.25pt" style:font-size-complex="14pt"/>
    </style:style>
    <style:style style:name="P7" style:family="paragraph" style:parent-style-name="Standard">
      <style:text-properties fo:font-size="14pt" officeooo:rsid="001f29e2" officeooo:paragraph-rsid="001f29e2" style:font-size-asian="12.25pt" style:font-size-complex="14pt"/>
    </style:style>
    <style:style style:name="P8" style:family="paragraph" style:parent-style-name="Standard">
      <style:text-properties fo:font-size="14pt" officeooo:rsid="001bec6f" officeooo:paragraph-rsid="001bec6f" style:font-size-asian="14pt" style:font-size-complex="14pt"/>
    </style:style>
    <style:style style:name="P9" style:family="paragraph" style:parent-style-name="Standard">
      <style:text-properties officeooo:paragraph-rsid="001bec6f"/>
    </style:style>
    <style:style style:name="P10" style:family="paragraph" style:parent-style-name="Standard" style:list-style-name="L259">
      <style:text-properties fo:font-size="14pt" officeooo:rsid="001bec6f" officeooo:paragraph-rsid="001bec6f" style:font-size-asian="12.25pt" style:font-size-complex="14pt"/>
    </style:style>
    <style:style style:name="P11" style:family="paragraph" style:parent-style-name="Standard">
      <style:text-properties fo:font-size="14pt" officeooo:rsid="001f29e2" officeooo:paragraph-rsid="001f29e2" style:font-size-asian="12.25pt" style:font-size-complex="14pt"/>
    </style:style>
    <style:style style:name="P12" style:family="paragraph" style:parent-style-name="Standard">
      <style:text-properties fo:font-size="14pt" officeooo:rsid="00255c07" officeooo:paragraph-rsid="00255c07" style:font-size-asian="12.25pt" style:font-size-complex="14pt"/>
    </style:style>
    <style:style style:name="P13" style:family="paragraph" style:parent-style-name="Standard">
      <style:text-properties fo:font-size="14pt" officeooo:rsid="00264cce" officeooo:paragraph-rsid="00264cce" style:font-size-asian="12.25pt" style:font-size-complex="14pt"/>
    </style:style>
    <style:style style:name="P14" style:family="paragraph" style:parent-style-name="Standard">
      <style:text-properties fo:font-size="14pt" officeooo:rsid="0027b5ad" officeooo:paragraph-rsid="0027b5ad" style:font-size-asian="12.25pt" style:font-size-complex="14pt"/>
    </style:style>
    <style:style style:name="P15" style:family="paragraph" style:parent-style-name="Standard">
      <style:text-properties fo:font-size="14pt" fo:font-weight="bold" officeooo:rsid="00264cce" officeooo:paragraph-rsid="00264cce" style:font-size-asian="12.25pt" style:font-weight-asian="bold" style:font-size-complex="14pt" style:font-weight-complex="bold"/>
    </style:style>
    <style:style style:name="P16" style:family="paragraph" style:parent-style-name="Standard" style:list-style-name="L259">
      <style:text-properties officeooo:rsid="001bec6f" officeooo:paragraph-rsid="001bec6f"/>
    </style:style>
    <style:style style:name="P17" style:family="paragraph" style:parent-style-name="Standard">
      <style:text-properties fo:font-size="16pt" officeooo:rsid="001fe9f6" officeooo:paragraph-rsid="001fe9f6" style:font-size-asian="16pt" style:font-size-complex="16pt"/>
    </style:style>
    <style:style style:name="P18" style:family="paragraph" style:parent-style-name="Standard">
      <style:text-properties fo:font-size="16pt" fo:font-weight="bold" officeooo:rsid="0023d474" officeooo:paragraph-rsid="0023d474" style:font-size-asian="14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255c07" officeooo:paragraph-rsid="00255c07" style:font-size-asian="14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normal" officeooo:rsid="00255c07" officeooo:paragraph-rsid="00255c0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44pt" officeooo:rsid="00255c07" officeooo:paragraph-rsid="00255c07" style:font-size-asian="44pt" style:font-size-complex="44pt"/>
    </style:style>
    <style:style style:name="P22" style:family="paragraph" style:parent-style-name="Standard">
      <style:text-properties fo:font-size="44pt" officeooo:rsid="00264cce" officeooo:paragraph-rsid="00264cce" style:font-size-asian="44pt" style:font-size-complex="44pt"/>
    </style:style>
    <style:style style:name="P23" style:family="paragraph" style:parent-style-name="Standard">
      <style:text-properties fo:font-size="44pt" officeooo:rsid="0027b5ad" officeooo:paragraph-rsid="0027b5ad" style:font-size-asian="44pt" style:font-size-complex="44pt"/>
    </style:style>
    <style:style style:name="P24" style:family="paragraph">
      <style:paragraph-properties fo:text-align="start" style:writing-mode="lr-tb"/>
    </style:style>
    <style:style style:name="P25" style:family="paragraph">
      <style:paragraph-properties fo:text-align="start" style:writing-mode="lr-tb"/>
      <style:text-properties fo:font-size="16.7000007629395pt" style:font-size-asian="16.7000007629395pt" style:font-size-complex="16.7000007629395pt"/>
    </style:style>
    <style:style style:name="P26" style:family="paragraph"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ec6f" style:font-size-asian="14pt" style:font-size-complex="14pt"/>
    </style:style>
    <style:style style:name="T3" style:family="text">
      <style:text-properties fo:font-size="14pt" officeooo:rsid="001fe9f6" style:font-size-asian="14pt" style:font-size-complex="14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1bec6f" style:font-size-asian="12.25pt" style:font-size-complex="14pt"/>
    </style:style>
    <style:style style:name="T6" style:family="text">
      <style:text-properties fo:font-size="14pt" officeooo:rsid="001fe9f6" style:font-size-asian="12.25pt" style:font-size-complex="14pt"/>
    </style:style>
    <style:style style:name="T7" style:family="text">
      <style:text-properties officeooo:rsid="001bec6f"/>
    </style:style>
    <style:style style:name="T8" style:family="text">
      <style:text-properties style:font-name="Liberation Serif2" fo:font-size="14pt" style:font-name-asian="Liberation Serif2" style:font-size-asian="12.25pt" style:font-name-complex="Liberation Serif2" style:font-size-complex="14pt"/>
    </style:style>
    <style:style style:name="T9" style:family="text">
      <style:text-properties style:font-name="Liberation Serif2" fo:font-size="14pt" style:font-name-asian="SimSun" style:font-size-asian="12.25pt" style:font-name-complex="Lucida Sans" style:font-size-complex="14pt"/>
    </style:style>
    <style:style style:name="T10" style:family="text">
      <style:text-properties fo:font-weight="normal" officeooo:rsid="00264cce" style:font-weight-asian="normal" style:font-weight-complex="normal"/>
    </style:style>
    <style:style style:name="T11" style:family="text">
      <style:text-properties style:font-name="Liberation Serif2" style:font-name-asian="Liberation Serif2" style:font-name-complex="Liberation Serif2"/>
    </style:style>
    <style:style style:name="T12" style:family="text">
      <style:text-properties style:font-name="Liberation Serif2" fo:font-size="14pt" fo:font-weight="normal" style:font-name-asian="Liberation Serif2" style:font-size-asian="12.25pt" style:font-weight-asian="normal" style:font-name-complex="Liberation Serif2" style:font-size-complex="14pt" style:font-weight-complex="normal"/>
    </style:style>
    <style:style style:name="T13" style:family="text">
      <style:text-properties style:font-name="Liberation Serif2" fo:font-size="14pt" fo:font-weight="normal" officeooo:rsid="0027b5ad" style:font-name-asian="Liberation Serif2" style:font-size-asian="12.25pt" style:font-weight-asian="normal" style:font-name-complex="Liberation Serif2" style:font-size-complex="14pt" style:font-weight-complex="normal"/>
    </style:style>
    <style:style style:name="T14" style:family="text">
      <style:text-properties style:font-name="Liberation Serif2" fo:font-size="14pt" fo:font-weight="normal" style:font-name-asian="Liberation Serif2" style:font-size-asian="14pt" style:font-weight-asian="normal" style:font-name-complex="Liberation Serif2" style:font-size-complex="14pt" style:font-weight-complex="normal"/>
    </style:style>
    <style:style style:name="T15" style:family="text">
      <style:text-properties style:font-name="Liberation Serif2" fo:font-size="14pt" officeooo:rsid="00264cce" style:font-name-asian="Liberation Serif2" style:font-size-asian="12.25pt" style:font-name-complex="Liberation Serif2" style:font-size-complex="14pt"/>
    </style:style>
    <style:style style:name="T16" style:family="text">
      <style:text-properties style:font-name="Liberation Serif2" fo:font-size="14pt" fo:font-weight="bold" style:font-name-asian="Liberation Serif2" style:font-size-asian="12.25pt" style:font-weight-asian="bold" style:font-name-complex="Liberation Serif2" style:font-size-complex="14pt" style:font-weight-complex="bold"/>
    </style:style>
    <style:style style:name="T17" style:family="text">
      <style:text-properties style:font-name="Liberation Serif2" fo:font-weight="normal" style:font-name-asian="Liberation Serif2" style:font-weight-asian="normal" style:font-name-complex="Liberation Serif2" style:font-weight-complex="normal"/>
    </style:style>
    <style:style style:name="T18" style:family="text">
      <style:text-properties style:font-name="Liberation Serif2" fo:font-size="12pt" fo:font-weight="normal" style:font-name-asian="Liberation Serif2" style:font-size-asian="10.5pt" style:font-weight-asian="normal" style:font-name-complex="Liberation Serif2" style:font-size-complex="12pt" style:font-weight-complex="normal"/>
    </style:style>
    <style:style style:name="T19" style:family="text">
      <style:text-properties style:font-name="Liberation Serif2" fo:font-weight="bold" style:font-name-asian="Liberation Serif2" style:font-weight-asian="bold" style:font-name-complex="Liberation Serif2" style:font-weight-complex="bold"/>
    </style:style>
    <style:style style:name="T20" style:family="text">
      <style:text-properties fo:font-size="16pt" style:font-size-asian="14pt" style:font-size-complex="16pt"/>
    </style:style>
    <style:style style:name="T21" style:family="text">
      <style:text-properties fo:font-size="16pt" fo:font-weight="bold" style:font-size-asian="14pt" style:font-weight-asian="bold" style:font-size-complex="16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7b5ad" style:font-weight-asian="bold" style:font-weight-complex="bold"/>
    </style:style>
    <style:style style:name="T24" style:family="text">
      <style:text-properties officeooo:rsid="00264cce"/>
    </style:style>
    <style:style style:name="T25" style:family="text">
      <style:text-properties officeooo:rsid="0027b5ad"/>
    </style:style>
    <style:style style:name="T26" style:family="text">
      <style:text-properties fo:color="#000000" style:font-name="Liberation Serif1" fo:font-size="16.7000007629395pt" fo:font-style="italic" style:font-size-asian="16.7000007629395pt" style:font-name-complex="Liberation Serif1" style:font-size-complex="16.7000007629395pt" style:font-style-complex="italic"/>
    </style:style>
    <style:style style:name="T27" style:family="text">
      <style:text-properties fo:color="#000000" style:font-name="Liberation Serif1" fo:font-size="16.7000007629395pt" style:font-size-asian="16.7000007629395pt" style:font-name-complex="Liberation Serif1" style:font-size-complex="16.7000007629395pt"/>
    </style:style>
    <style:style style:name="T28" style:family="text">
      <style:text-properties fo:color="#000000" style:font-name="OpenSymbol1" fo:font-size="16.7000007629395pt" style:font-size-asian="16.7000007629395pt" style:font-name-complex="OpenSymbol1" style:font-size-complex="16.7000007629395pt"/>
    </style:style>
    <style:style style:name="T29" style:family="text">
      <style:text-properties fo:color="#000000" style:font-name="Liberation Serif1" fo:font-size="10pt" fo:font-style="italic" style:font-size-asian="10pt" style:font-name-complex="Liberation Serif1" style:font-size-complex="10pt" style:font-style-complex="italic"/>
    </style:style>
    <style:style style:name="T30" style:family="text">
      <style:text-properties fo:color="#000000" style:font-name="Liberation Serif1" fo:font-size="10pt" style:font-size-asian="10pt" style:font-name-complex="Liberation Serif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left" draw:textarea-vertical-align="top" draw:auto-grow-height="true" draw:auto-grow-width="true" fo:min-height="0.653cm" fo:min-width="13.24cm" fo:padding-top="0cm" fo:padding-bottom="0cm" fo:padding-left="0cm" fo:padding-right="0cm" style:run-through="foreground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.653cm" fo:min-width="0.658cm" fo:padding-top="0cm" fo:padding-bottom="0cm" fo:padding-left="0cm" fo:padding-right="0cm" style:run-through="foreground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589cm" fo:min-width="0.587cm" fo:padding-top="0cm" fo:padding-bottom="0cm" fo:padding-left="0cm" fo:padding-right="0cm" style:run-through="foreground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0.653cm" fo:min-width="0.587cm" fo:padding-top="0cm" fo:padding-bottom="0cm" fo:padding-left="0cm" fo:padding-right="0cm" style:run-through="foreground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589cm" fo:min-width="0.667cm" fo:padding-top="0cm" fo:padding-bottom="0cm" fo:padding-left="0cm" fo:padding-right="0cm" style:run-through="foreground"/>
    </style:style>
    <style:style style:name="gr7" style:family="graphic">
      <style:graphic-properties draw:stroke="none" draw:fill="solid" draw:fill-color="#000000" style:run-through="foreground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39cm" fo:min-width="0.353cm" fo:padding-top="0cm" fo:padding-bottom="0cm" fo:padding-left="0cm" fo:padding-right="0cm" style:run-through="foreground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653cm" fo:min-width="1.148cm" fo:padding-top="0cm" fo:padding-bottom="0cm" fo:padding-left="0cm" fo:padding-right="0cm" style:run-through="foreground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653cm" fo:min-width="1.102cm" fo:padding-top="0cm" fo:padding-bottom="0cm" fo:padding-left="0cm" fo:padding-right="0cm" style:run-through="foreground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653cm" fo:min-width="0.808cm" fo:padding-top="0cm" fo:padding-bottom="0cm" fo:padding-left="0cm" fo:padding-right="0cm" style:run-through="foreground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.653cm" fo:min-width="1.051cm" fo:padding-top="0cm" fo:padding-bottom="0cm" fo:padding-left="0cm" fo:padding-right="0cm" style:run-through="foreground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653cm" fo:min-width="1.746cm" fo:padding-top="0cm" fo:padding-bottom="0cm" fo:padding-left="0cm" fo:padding-right="0cm" style:run-through="foreground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653cm" fo:min-width="0.806cm" fo:padding-top="0cm" fo:padding-bottom="0cm" fo:padding-left="0cm" fo:padding-right="0cm" style:run-through="foreground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0.653cm" fo:min-width="0.891cm" fo:padding-top="0cm" fo:padding-bottom="0cm" fo:padding-left="0cm" fo:padding-right="0cm" style:run-through="foreground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653cm" fo:min-width="1.399cm" fo:padding-top="0cm" fo:padding-bottom="0cm" fo:padding-left="0cm" fo:padding-right="0cm" style:run-through="foreground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653cm" fo:min-width="1.695cm" fo:padding-top="0cm" fo:padding-bottom="0cm" fo:padding-left="0cm" fo:padding-right="0cm" style:run-through="foreground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653cm" fo:min-width="0.594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g text:anchor-type="paragraph" draw:z-index="0" draw:style-name="gr1"><draw:frame draw:style-name="gr2" draw:text-style-name="P25" svg:width="13.241cm" svg:height="0.68cm" svg:x="1.729cm" svg:y="0.012cm"><draw:text-box><text:p text:style-name="P24"><text:span text:style-name="T26">Desenvolvimento do Polinômio de Legendre de grau</text:span><text:span text:style-name="T27"> 4 :</text:span></text:p></draw:text-box></draw:frame><draw:frame draw:style-name="gr3" draw:text-style-name="P25" svg:width="0.659cm" svg:height="0.68cm" svg:x="4.419cm" svg:y="1.578cm"><draw:text-box><text:p text:style-name="P24"><text:span text:style-name="T26">Pn</text:span></text:p></draw:text-box></draw:frame><draw:frame draw:style-name="gr4" draw:text-style-name="P25" svg:width="0.588cm" svg:height="0.727cm" svg:x="5.098cm" svg:y="1.631cm"><draw:text-box><text:p text:style-name="P24"><text:span text:style-name="T28">(</text:span></text:p></draw:text-box></draw:frame><draw:frame draw:style-name="gr5" draw:text-style-name="P25" svg:width="0.588cm" svg:height="0.68cm" svg:x="5.364cm" svg:y="1.578cm"><draw:text-box><text:p text:style-name="P24"><text:span text:style-name="T26">X</text:span></text:p></draw:text-box></draw:frame><draw:frame draw:style-name="gr6" draw:text-style-name="P25" svg:width="0.673cm" svg:height="0.727cm" svg:x="5.784cm" svg:y="1.631cm"><draw:text-box><text:p text:style-name="P24"><text:span text:style-name="T28">)=</text:span></text:p></draw:text-box></draw:frame><draw:polygon draw:style-name="gr7" svg:width="1.761cm" svg:height="0.021cm" svg:x="6.47cm" svg:y="1.921cm" svg:viewBox="0 0 1762 22" draw:points="0,22 1762,22 1762,0 0,0"><text:p/></draw:polygon><draw:frame draw:style-name="gr5" draw:text-style-name="P25" svg:width="0.588cm" svg:height="0.68cm" svg:x="7.204cm" svg:y="1.25cm"><draw:text-box><text:p text:style-name="P24"><text:span text:style-name="T27">1</text:span></text:p></draw:text-box></draw:frame><draw:frame draw:style-name="gr5" draw:text-style-name="P25" svg:width="0.588cm" svg:height="0.68cm" svg:x="6.495cm" svg:y="2.019cm"><draw:text-box><text:p text:style-name="P24"><text:span text:style-name="T27">2</text:span></text:p></draw:text-box></draw:frame><draw:frame draw:style-name="gr8" draw:text-style-name="P26" svg:width="0.354cm" svg:height="0.406cm" svg:x="6.809cm" svg:y="1.968cm"><draw:text-box><text:p text:style-name="P24"><text:span text:style-name="T29">N</text:span></text:p></draw:text-box></draw:frame><draw:frame draw:style-name="gr9" draw:text-style-name="P25" svg:width="1.149cm" svg:height="0.68cm" svg:x="7.16cm" svg:y="2.019cm"><draw:text-box><text:p text:style-name="P24"><text:span text:style-name="T26">x N !</text:span></text:p></draw:text-box></draw:frame><draw:frame draw:style-name="gr5" draw:text-style-name="P25" svg:width="0.588cm" svg:height="0.68cm" svg:x="8.333cm" svg:y="1.578cm"><draw:text-box><text:p text:style-name="P24"><text:span text:style-name="T26">x</text:span></text:p></draw:text-box></draw:frame><draw:frame draw:style-name="gr5" draw:text-style-name="P25" svg:width="0.588cm" svg:height="0.68cm" svg:x="8.714cm" svg:y="1.229cm"><draw:text-box><text:p text:style-name="P24"><text:span text:style-name="T26">d</text:span></text:p></draw:text-box></draw:frame><draw:frame draw:style-name="gr8" draw:text-style-name="P26" svg:width="0.354cm" svg:height="0.406cm" svg:x="9.061cm" svg:y="1.18cm"><draw:text-box><text:p text:style-name="P24"><text:span text:style-name="T29">N</text:span></text:p></draw:text-box></draw:frame><draw:frame draw:style-name="gr5" draw:text-style-name="P25" svg:width="0.588cm" svg:height="0.68cm" svg:x="9.375cm" svg:y="1.229cm"><draw:text-box><text:p text:style-name="P24"><text:span text:style-name="T27">.</text:span></text:p></draw:text-box></draw:frame><draw:frame draw:style-name="gr4" draw:text-style-name="P25" svg:width="0.588cm" svg:height="0.727cm" svg:x="9.543cm" svg:y="1.284cm"><draw:text-box><text:p text:style-name="P24"><text:span text:style-name="T28">(</text:span></text:p></draw:text-box></draw:frame><draw:frame draw:style-name="gr5" draw:text-style-name="P25" svg:width="0.588cm" svg:height="0.68cm" svg:x="9.804cm" svg:y="1.229cm"><draw:text-box><text:p text:style-name="P24"><text:span text:style-name="T26">X</text:span></text:p></draw:text-box></draw:frame><draw:frame draw:style-name="gr8" draw:text-style-name="P26" svg:width="0.354cm" svg:height="0.406cm" svg:x="10.215cm" svg:y="1.18cm"><draw:text-box><text:p text:style-name="P24"><text:span text:style-name="T30">2</text:span></text:p></draw:text-box></draw:frame><draw:frame draw:style-name="gr4" draw:text-style-name="P25" svg:width="0.588cm" svg:height="0.727cm" svg:x="10.388cm" svg:y="1.284cm"><draw:text-box><text:p text:style-name="P24"><text:span text:style-name="T28">−</text:span></text:p></draw:text-box></draw:frame><draw:frame draw:style-name="gr5" draw:text-style-name="P25" svg:width="0.588cm" svg:height="0.68cm" svg:x="10.85cm" svg:y="1.229cm"><draw:text-box><text:p text:style-name="P24"><text:span text:style-name="T27">1</text:span></text:p></draw:text-box></draw:frame><draw:frame draw:style-name="gr4" draw:text-style-name="P25" svg:width="0.588cm" svg:height="0.727cm" svg:x="11.159cm" svg:y="1.284cm"><draw:text-box><text:p text:style-name="P24"><text:span text:style-name="T28">)</text:span></text:p></draw:text-box></draw:frame><draw:polygon draw:style-name="gr7" svg:width="2.967cm" svg:height="0.021cm" svg:x="8.682cm" svg:y="1.921cm" svg:viewBox="0 0 2968 22" draw:points="0,22 2968,22 2968,0 0,0"><text:p/></draw:polygon><draw:frame draw:style-name="gr8" draw:text-style-name="P26" svg:width="0.354cm" svg:height="0.406cm" svg:x="11.358cm" svg:y="1.18cm"><draw:text-box><text:p text:style-name="P24"><text:span text:style-name="T29">N</text:span></text:p></draw:text-box></draw:frame><draw:frame draw:style-name="gr10" draw:text-style-name="P25" svg:width="1.103cm" svg:height="0.68cm" svg:x="9.52cm" svg:y="2.019cm"><draw:text-box><text:p text:style-name="P24"><text:span text:style-name="T26">d</text:span><text:span text:style-name="T27"> .</text:span><text:span text:style-name="T26"> X</text:span></text:p></draw:text-box></draw:frame><draw:frame draw:style-name="gr8" draw:text-style-name="P26" svg:width="0.354cm" svg:height="0.406cm" svg:x="10.552cm" svg:y="1.968cm"><draw:text-box><text:p text:style-name="P24"><text:span text:style-name="T29">N</text:span></text:p></draw:text-box></draw:frame><draw:frame draw:style-name="gr11" draw:text-style-name="P25" svg:width="0.809cm" svg:height="0.68cm" svg:x="4.682cm" svg:y="4.076cm"><draw:text-box><text:p text:style-name="P24"><text:span text:style-name="T26">P</text:span><text:span text:style-name="T27"> 4</text:span></text:p></draw:text-box></draw:frame><draw:frame draw:style-name="gr4" draw:text-style-name="P25" svg:width="0.588cm" svg:height="0.727cm" svg:x="5.451cm" svg:y="4.131cm"><draw:text-box><text:p text:style-name="P24"><text:span text:style-name="T28">(</text:span></text:p></draw:text-box></draw:frame><draw:frame draw:style-name="gr5" draw:text-style-name="P25" svg:width="0.588cm" svg:height="0.68cm" svg:x="5.712cm" svg:y="4.076cm"><draw:text-box><text:p text:style-name="P24"><text:span text:style-name="T26">X</text:span></text:p></draw:text-box></draw:frame><draw:frame draw:style-name="gr6" draw:text-style-name="P25" svg:width="0.673cm" svg:height="0.727cm" svg:x="6.137cm" svg:y="4.131cm"><draw:text-box><text:p text:style-name="P24"><text:span text:style-name="T28">)=</text:span></text:p></draw:text-box></draw:frame><draw:polygon draw:style-name="gr7" svg:width="1.52cm" svg:height="0.021cm" svg:x="6.823cm" svg:y="4.421cm" svg:viewBox="0 0 1521 22" draw:points="0,22 1521,22 1521,0 0,0"><text:p/></draw:polygon><draw:frame draw:style-name="gr5" draw:text-style-name="P25" svg:width="0.588cm" svg:height="0.68cm" svg:x="7.435cm" svg:y="3.748cm"><draw:text-box><text:p text:style-name="P24"><text:span text:style-name="T27">1</text:span></text:p></draw:text-box></draw:frame><draw:frame draw:style-name="gr5" draw:text-style-name="P25" svg:width="0.588cm" svg:height="0.68cm" svg:x="6.846cm" svg:y="4.517cm"><draw:text-box><text:p text:style-name="P24"><text:span text:style-name="T27">2</text:span></text:p></draw:text-box></draw:frame><draw:frame draw:style-name="gr8" draw:text-style-name="P26" svg:width="0.354cm" svg:height="0.406cm" svg:x="7.153cm" svg:y="4.468cm"><draw:text-box><text:p text:style-name="P24"><text:span text:style-name="T30">4</text:span></text:p></draw:text-box></draw:frame><draw:frame draw:style-name="gr12" draw:text-style-name="P25" svg:width="1.052cm" svg:height="0.68cm" svg:x="7.421cm" svg:y="4.517cm"><draw:text-box><text:p text:style-name="P24"><text:span text:style-name="T26">x</text:span><text:span text:style-name="T27"> 4</text:span><text:span text:style-name="T26"> !</text:span></text:p></draw:text-box></draw:frame><draw:frame draw:style-name="gr5" draw:text-style-name="P25" svg:width="0.588cm" svg:height="0.68cm" svg:x="8.444cm" svg:y="4.076cm"><draw:text-box><text:p text:style-name="P24"><text:span text:style-name="T26">x</text:span></text:p></draw:text-box></draw:frame><draw:frame draw:style-name="gr5" draw:text-style-name="P25" svg:width="0.588cm" svg:height="0.68cm" svg:x="8.825cm" svg:y="3.727cm"><draw:text-box><text:p text:style-name="P24"><text:span text:style-name="T26">d</text:span></text:p></draw:text-box></draw:frame><draw:frame draw:style-name="gr8" draw:text-style-name="P26" svg:width="0.354cm" svg:height="0.406cm" svg:x="9.16cm" svg:y="3.676cm"><draw:text-box><text:p text:style-name="P24"><text:span text:style-name="T30">4</text:span></text:p></draw:text-box></draw:frame><draw:frame draw:style-name="gr4" draw:text-style-name="P25" svg:width="0.588cm" svg:height="0.727cm" svg:x="9.372cm" svg:y="3.78cm"><draw:text-box><text:p text:style-name="P24"><text:span text:style-name="T28">(</text:span></text:p></draw:text-box></draw:frame><draw:frame draw:style-name="gr5" draw:text-style-name="P25" svg:width="0.588cm" svg:height="0.68cm" svg:x="9.633cm" svg:y="3.727cm"><draw:text-box><text:p text:style-name="P24"><text:span text:style-name="T26">X</text:span></text:p></draw:text-box></draw:frame><draw:frame draw:style-name="gr8" draw:text-style-name="P26" svg:width="0.354cm" svg:height="0.406cm" svg:x="10.042cm" svg:y="3.676cm"><draw:text-box><text:p text:style-name="P24"><text:span text:style-name="T30">2</text:span></text:p></draw:text-box></draw:frame><draw:frame draw:style-name="gr4" draw:text-style-name="P25" svg:width="0.588cm" svg:height="0.727cm" svg:x="10.215cm" svg:y="3.78cm"><draw:text-box><text:p text:style-name="P24"><text:span text:style-name="T28">−</text:span></text:p></draw:text-box></draw:frame><draw:frame draw:style-name="gr5" draw:text-style-name="P25" svg:width="0.588cm" svg:height="0.68cm" svg:x="10.677cm" svg:y="3.727cm"><draw:text-box><text:p text:style-name="P24"><text:span text:style-name="T27">1</text:span></text:p></draw:text-box></draw:frame><draw:frame draw:style-name="gr4" draw:text-style-name="P25" svg:width="0.588cm" svg:height="0.727cm" svg:x="10.986cm" svg:y="3.78cm"><draw:text-box><text:p text:style-name="P24"><text:span text:style-name="T28">)</text:span></text:p></draw:text-box></draw:frame><draw:polygon draw:style-name="gr7" svg:width="2.597cm" svg:height="0.021cm" svg:x="8.791cm" svg:y="4.421cm" svg:viewBox="0 0 2598 22" draw:points="0,22 2598,22 2598,0 0,0"><text:p/></draw:polygon><draw:frame draw:style-name="gr8" draw:text-style-name="P26" svg:width="0.354cm" svg:height="0.406cm" svg:x="11.178cm" svg:y="3.676cm"><draw:text-box><text:p text:style-name="P24"><text:span text:style-name="T30">4</text:span></text:p></draw:text-box></draw:frame><draw:frame draw:style-name="gr3" draw:text-style-name="P25" svg:width="0.659cm" svg:height="0.68cm" svg:x="9.642cm" svg:y="4.517cm"><draw:text-box><text:p text:style-name="P24"><text:span text:style-name="T26">dX</text:span></text:p></draw:text-box></draw:frame><draw:frame draw:style-name="gr8" draw:text-style-name="P26" svg:width="0.354cm" svg:height="0.406cm" svg:x="10.358cm" svg:y="4.468cm"><draw:text-box><text:p text:style-name="P24"><text:span text:style-name="T30">4</text:span></text:p></draw:text-box></draw:frame><draw:frame draw:style-name="gr11" draw:text-style-name="P25" svg:width="0.809cm" svg:height="0.68cm" svg:x="2.221cm" svg:y="6.083cm"><draw:text-box><text:p text:style-name="P24"><text:span text:style-name="T26">P</text:span><text:span text:style-name="T27"> 4</text:span></text:p></draw:text-box></draw:frame><draw:frame draw:style-name="gr4" draw:text-style-name="P25" svg:width="0.588cm" svg:height="0.727cm" svg:x="2.99cm" svg:y="6.136cm"><draw:text-box><text:p text:style-name="P24"><text:span text:style-name="T28">(</text:span></text:p></draw:text-box></draw:frame><draw:frame draw:style-name="gr5" draw:text-style-name="P25" svg:width="0.588cm" svg:height="0.68cm" svg:x="3.251cm" svg:y="6.083cm"><draw:text-box><text:p text:style-name="P24"><text:span text:style-name="T26">X</text:span></text:p></draw:text-box></draw:frame><draw:frame draw:style-name="gr6" draw:text-style-name="P25" svg:width="0.673cm" svg:height="0.727cm" svg:x="3.673cm" svg:y="6.136cm"><draw:text-box><text:p text:style-name="P24"><text:span text:style-name="T28">)=</text:span></text:p></draw:text-box></draw:frame><draw:polygon draw:style-name="gr7" svg:width="1.669cm" svg:height="0.021cm" svg:x="4.357cm" svg:y="6.426cm" svg:viewBox="0 0 1670 22" draw:points="0,22 1670,22 1670,0 0,0"><text:p/></draw:polygon><draw:frame draw:style-name="gr5" draw:text-style-name="P25" svg:width="0.588cm" svg:height="0.68cm" svg:x="5.045cm" svg:y="5.755cm"><draw:text-box><text:p text:style-name="P24"><text:span text:style-name="T27">1</text:span></text:p></draw:text-box></draw:frame><draw:frame draw:style-name="gr13" draw:text-style-name="P25" svg:width="1.747cm" svg:height="0.68cm" svg:x="4.38cm" svg:y="6.471cm"><draw:text-box><text:p text:style-name="P24"><text:span text:style-name="T27">16</text:span><text:span text:style-name="T26"> x</text:span><text:span text:style-name="T27"> 24</text:span></text:p></draw:text-box></draw:frame><draw:frame draw:style-name="gr5" draw:text-style-name="P25" svg:width="0.588cm" svg:height="0.68cm" svg:x="6.126cm" svg:y="6.083cm"><draw:text-box><text:p text:style-name="P24"><text:span text:style-name="T26">x</text:span></text:p></draw:text-box></draw:frame><draw:frame draw:style-name="gr5" draw:text-style-name="P25" svg:width="0.588cm" svg:height="0.68cm" svg:x="6.507cm" svg:y="5.734cm"><draw:text-box><text:p text:style-name="P24"><text:span text:style-name="T26">d</text:span></text:p></draw:text-box></draw:frame><draw:frame draw:style-name="gr8" draw:text-style-name="P26" svg:width="0.354cm" svg:height="0.406cm" svg:x="6.846cm" svg:y="5.685cm"><draw:text-box><text:p text:style-name="P24"><text:span text:style-name="T30">4</text:span></text:p></draw:text-box></draw:frame><draw:frame draw:style-name="gr4" draw:text-style-name="P25" svg:width="0.588cm" svg:height="0.727cm" svg:x="7.054cm" svg:y="5.789cm"><draw:text-box><text:p text:style-name="P24"><text:span text:style-name="T28">(</text:span></text:p></draw:text-box></draw:frame><draw:frame draw:style-name="gr5" draw:text-style-name="P25" svg:width="0.588cm" svg:height="0.68cm" svg:x="7.317cm" svg:y="5.734cm"><draw:text-box><text:p text:style-name="P24"><text:span text:style-name="T26">X</text:span></text:p></draw:text-box></draw:frame><draw:frame draw:style-name="gr8" draw:text-style-name="P26" svg:width="0.354cm" svg:height="0.406cm" svg:x="7.735cm" svg:y="5.685cm"><draw:text-box><text:p text:style-name="P24"><text:span text:style-name="T30">4</text:span></text:p></draw:text-box></draw:frame><draw:frame draw:style-name="gr4" draw:text-style-name="P25" svg:width="0.588cm" svg:height="0.727cm" svg:x="7.922cm" svg:y="5.789cm"><draw:text-box><text:p text:style-name="P24"><text:span text:style-name="T28">−</text:span></text:p></draw:text-box></draw:frame><draw:frame draw:style-name="gr14" draw:text-style-name="P25" svg:width="0.807cm" svg:height="0.68cm" svg:x="8.384cm" svg:y="5.734cm"><draw:text-box><text:p text:style-name="P24"><text:span text:style-name="T27">2</text:span><text:span text:style-name="T26"> X</text:span></text:p></draw:text-box></draw:frame><draw:frame draw:style-name="gr8" draw:text-style-name="P26" svg:width="0.354cm" svg:height="0.406cm" svg:x="9.181cm" svg:y="5.685cm"><draw:text-box><text:p text:style-name="P24"><text:span text:style-name="T30">2</text:span></text:p></draw:text-box></draw:frame><draw:frame draw:style-name="gr4" draw:text-style-name="P25" svg:width="0.588cm" svg:height="0.727cm" svg:x="9.388cm" svg:y="5.789cm"><draw:text-box><text:p text:style-name="P24"><text:span text:style-name="T28">+</text:span></text:p></draw:text-box></draw:frame><draw:frame draw:style-name="gr5" draw:text-style-name="P25" svg:width="0.588cm" svg:height="0.68cm" svg:x="9.76cm" svg:y="5.734cm"><draw:text-box><text:p text:style-name="P24"><text:span text:style-name="T27">1</text:span></text:p></draw:text-box></draw:frame><draw:frame draw:style-name="gr4" draw:text-style-name="P25" svg:width="0.588cm" svg:height="0.727cm" svg:x="10.07cm" svg:y="5.789cm"><draw:text-box><text:p text:style-name="P24"><text:span text:style-name="T28">)</text:span></text:p></draw:text-box></draw:frame><draw:frame draw:style-name="gr5" draw:text-style-name="P25" svg:width="0.588cm" svg:height="0.68cm" svg:x="10.328cm" svg:y="5.734cm"><draw:text-box><text:p text:style-name="P24"><text:span text:style-name="T26">x</text:span></text:p></draw:text-box></draw:frame><draw:frame draw:style-name="gr4" draw:text-style-name="P25" svg:width="0.588cm" svg:height="0.727cm" svg:x="10.633cm" svg:y="5.789cm"><draw:text-box><text:p text:style-name="P24"><text:span text:style-name="T28">(</text:span></text:p></draw:text-box></draw:frame><draw:frame draw:style-name="gr5" draw:text-style-name="P25" svg:width="0.588cm" svg:height="0.68cm" svg:x="10.896cm" svg:y="5.734cm"><draw:text-box><text:p text:style-name="P24"><text:span text:style-name="T26">X</text:span></text:p></draw:text-box></draw:frame><draw:frame draw:style-name="gr8" draw:text-style-name="P26" svg:width="0.354cm" svg:height="0.406cm" svg:x="11.314cm" svg:y="5.685cm"><draw:text-box><text:p text:style-name="P24"><text:span text:style-name="T30">4</text:span></text:p></draw:text-box></draw:frame><draw:frame draw:style-name="gr4" draw:text-style-name="P25" svg:width="0.588cm" svg:height="0.727cm" svg:x="11.499cm" svg:y="5.789cm"><draw:text-box><text:p text:style-name="P24"><text:span text:style-name="T28">−</text:span></text:p></draw:text-box></draw:frame><draw:frame draw:style-name="gr14" draw:text-style-name="P25" svg:width="0.807cm" svg:height="0.68cm" svg:x="11.963cm" svg:y="5.734cm"><draw:text-box><text:p text:style-name="P24"><text:span text:style-name="T27">2</text:span><text:span text:style-name="T26"> X</text:span></text:p></draw:text-box></draw:frame><draw:frame draw:style-name="gr8" draw:text-style-name="P26" svg:width="0.354cm" svg:height="0.406cm" svg:x="12.762cm" svg:y="5.685cm"><draw:text-box><text:p text:style-name="P24"><text:span text:style-name="T30">2</text:span></text:p></draw:text-box></draw:frame><draw:frame draw:style-name="gr4" draw:text-style-name="P25" svg:width="0.588cm" svg:height="0.727cm" svg:x="12.97cm" svg:y="5.789cm"><draw:text-box><text:p text:style-name="P24"><text:span text:style-name="T28">+</text:span></text:p></draw:text-box></draw:frame><draw:frame draw:style-name="gr5" draw:text-style-name="P25" svg:width="0.588cm" svg:height="0.68cm" svg:x="13.339cm" svg:y="5.734cm"><draw:text-box><text:p text:style-name="P24"><text:span text:style-name="T27">1</text:span></text:p></draw:text-box></draw:frame><draw:polygon draw:style-name="gr7" svg:width="7.373cm" svg:height="0.021cm" svg:x="6.475cm" svg:y="6.426cm" svg:viewBox="0 0 7374 22" draw:points="0,22 7374,22 7374,0 0,0"><text:p/></draw:polygon><draw:frame draw:style-name="gr4" draw:text-style-name="P25" svg:width="0.588cm" svg:height="0.727cm" svg:x="13.651cm" svg:y="5.789cm"><draw:text-box><text:p text:style-name="P24"><text:span text:style-name="T28">)</text:span></text:p></draw:text-box></draw:frame><draw:frame draw:style-name="gr3" draw:text-style-name="P25" svg:width="0.659cm" svg:height="0.68cm" svg:x="9.716cm" svg:y="6.524cm"><draw:text-box><text:p text:style-name="P24"><text:span text:style-name="T26">dX</text:span></text:p></draw:text-box></draw:frame><draw:frame draw:style-name="gr8" draw:text-style-name="P26" svg:width="0.354cm" svg:height="0.406cm" svg:x="10.43cm" svg:y="6.473cm"><draw:text-box><text:p text:style-name="P24"><text:span text:style-name="T30">4</text:span></text:p></draw:text-box></draw:frame><draw:frame draw:style-name="gr11" draw:text-style-name="P25" svg:width="0.809cm" svg:height="0.68cm" svg:x="0.443cm" svg:y="8.091cm"><draw:text-box><text:p text:style-name="P24"><text:span text:style-name="T26">P</text:span><text:span text:style-name="T27"> 4</text:span></text:p></draw:text-box></draw:frame><draw:frame draw:style-name="gr4" draw:text-style-name="P25" svg:width="0.588cm" svg:height="0.727cm" svg:x="1.212cm" svg:y="8.144cm"><draw:text-box><text:p text:style-name="P24"><text:span text:style-name="T28">(</text:span></text:p></draw:text-box></draw:frame><draw:frame draw:style-name="gr5" draw:text-style-name="P25" svg:width="0.588cm" svg:height="0.68cm" svg:x="1.473cm" svg:y="8.091cm"><draw:text-box><text:p text:style-name="P24"><text:span text:style-name="T26">X</text:span></text:p></draw:text-box></draw:frame><draw:frame draw:style-name="gr6" draw:text-style-name="P25" svg:width="0.673cm" svg:height="0.727cm" svg:x="1.895cm" svg:y="8.144cm"><draw:text-box><text:p text:style-name="P24"><text:span text:style-name="T28">)=</text:span></text:p></draw:text-box></draw:frame><draw:polygon draw:style-name="gr7" svg:width="0.952cm" svg:height="0.021cm" svg:x="2.584cm" svg:y="8.435cm" svg:viewBox="0 0 953 22" draw:points="0,22 953,22 953,0 0,0"><text:p/></draw:polygon><draw:frame draw:style-name="gr5" draw:text-style-name="P25" svg:width="0.588cm" svg:height="0.68cm" svg:x="2.911cm" svg:y="7.763cm"><draw:text-box><text:p text:style-name="P24"><text:span text:style-name="T27">1</text:span></text:p></draw:text-box></draw:frame><draw:frame draw:style-name="gr15" draw:text-style-name="P25" svg:width="0.892cm" svg:height="0.68cm" svg:x="2.604cm" svg:y="8.479cm"><draw:text-box><text:p text:style-name="P24"><text:span text:style-name="T27">384</text:span></text:p></draw:text-box></draw:frame><draw:frame draw:style-name="gr5" draw:text-style-name="P25" svg:width="0.588cm" svg:height="0.68cm" svg:x="3.632cm" svg:y="8.091cm"><draw:text-box><text:p text:style-name="P24"><text:span text:style-name="T26">x</text:span></text:p></draw:text-box></draw:frame><draw:frame draw:style-name="gr5" draw:text-style-name="P25" svg:width="0.588cm" svg:height="0.68cm" svg:x="4.015cm" svg:y="7.741cm"><draw:text-box><text:p text:style-name="P24"><text:span text:style-name="T26">d</text:span></text:p></draw:text-box></draw:frame><draw:frame draw:style-name="gr8" draw:text-style-name="P26" svg:width="0.354cm" svg:height="0.406cm" svg:x="4.35cm" svg:y="7.69cm"><draw:text-box><text:p text:style-name="P24"><text:span text:style-name="T30">4</text:span></text:p></draw:text-box></draw:frame><draw:frame draw:style-name="gr4" draw:text-style-name="P25" svg:width="0.588cm" svg:height="0.727cm" svg:x="4.562cm" svg:y="7.794cm"><draw:text-box><text:p text:style-name="P24"><text:span text:style-name="T28">(</text:span></text:p></draw:text-box></draw:frame><draw:frame draw:style-name="gr5" draw:text-style-name="P25" svg:width="0.588cm" svg:height="0.68cm" svg:x="4.823cm" svg:y="7.741cm"><draw:text-box><text:p text:style-name="P24"><text:span text:style-name="T26">X</text:span></text:p></draw:text-box></draw:frame><draw:frame draw:style-name="gr8" draw:text-style-name="P26" svg:width="0.354cm" svg:height="0.406cm" svg:x="5.237cm" svg:y="7.69cm"><draw:text-box><text:p text:style-name="P24"><text:span text:style-name="T30">8</text:span></text:p></draw:text-box></draw:frame><draw:frame draw:style-name="gr4" draw:text-style-name="P25" svg:width="0.588cm" svg:height="0.727cm" svg:x="5.412cm" svg:y="7.794cm"><draw:text-box><text:p text:style-name="P24"><text:span text:style-name="T28">−</text:span></text:p></draw:text-box></draw:frame><draw:frame draw:style-name="gr14" draw:text-style-name="P25" svg:width="0.807cm" svg:height="0.68cm" svg:x="5.874cm" svg:y="7.741cm"><draw:text-box><text:p text:style-name="P24"><text:span text:style-name="T27">2</text:span><text:span text:style-name="T26"> X</text:span></text:p></draw:text-box></draw:frame><draw:frame draw:style-name="gr8" draw:text-style-name="P26" svg:width="0.354cm" svg:height="0.406cm" svg:x="6.673cm" svg:y="7.69cm"><draw:text-box><text:p text:style-name="P24"><text:span text:style-name="T30">6</text:span></text:p></draw:text-box></draw:frame><draw:frame draw:style-name="gr4" draw:text-style-name="P25" svg:width="0.588cm" svg:height="0.727cm" svg:x="6.888cm" svg:y="7.794cm"><draw:text-box><text:p text:style-name="P24"><text:span text:style-name="T28">+</text:span></text:p></draw:text-box></draw:frame><draw:frame draw:style-name="gr5" draw:text-style-name="P25" svg:width="0.588cm" svg:height="0.68cm" svg:x="7.308cm" svg:y="7.741cm"><draw:text-box><text:p text:style-name="P24"><text:span text:style-name="T26">X</text:span></text:p></draw:text-box></draw:frame><draw:frame draw:style-name="gr8" draw:text-style-name="P26" svg:width="0.354cm" svg:height="0.406cm" svg:x="7.728cm" svg:y="7.69cm"><draw:text-box><text:p text:style-name="P24"><text:span text:style-name="T30">4</text:span></text:p></draw:text-box></draw:frame><draw:frame draw:style-name="gr4" draw:text-style-name="P25" svg:width="0.588cm" svg:height="0.727cm" svg:x="7.911cm" svg:y="7.794cm"><draw:text-box><text:p text:style-name="P24"><text:span text:style-name="T28">−</text:span></text:p></draw:text-box></draw:frame><draw:frame draw:style-name="gr14" draw:text-style-name="P25" svg:width="0.807cm" svg:height="0.68cm" svg:x="8.377cm" svg:y="7.741cm"><draw:text-box><text:p text:style-name="P24"><text:span text:style-name="T27">2</text:span><text:span text:style-name="T26"> X</text:span></text:p></draw:text-box></draw:frame><draw:frame draw:style-name="gr8" draw:text-style-name="P26" svg:width="0.354cm" svg:height="0.406cm" svg:x="9.174cm" svg:y="7.69cm"><draw:text-box><text:p text:style-name="P24"><text:span text:style-name="T30">6</text:span></text:p></draw:text-box></draw:frame><draw:frame draw:style-name="gr4" draw:text-style-name="P25" svg:width="0.588cm" svg:height="0.727cm" svg:x="9.386cm" svg:y="7.794cm"><draw:text-box><text:p text:style-name="P24"><text:span text:style-name="T28">+</text:span></text:p></draw:text-box></draw:frame><draw:frame draw:style-name="gr14" draw:text-style-name="P25" svg:width="0.807cm" svg:height="0.68cm" svg:x="9.774cm" svg:y="7.741cm"><draw:text-box><text:p text:style-name="P24"><text:span text:style-name="T27">4</text:span><text:span text:style-name="T26"> X</text:span></text:p></draw:text-box></draw:frame><draw:frame draw:style-name="gr8" draw:text-style-name="P26" svg:width="0.354cm" svg:height="0.406cm" svg:x="10.598cm" svg:y="7.69cm"><draw:text-box><text:p text:style-name="P24"><text:span text:style-name="T30">4</text:span></text:p></draw:text-box></draw:frame><draw:frame draw:style-name="gr4" draw:text-style-name="P25" svg:width="0.588cm" svg:height="0.727cm" svg:x="10.783cm" svg:y="7.794cm"><draw:text-box><text:p text:style-name="P24"><text:span text:style-name="T28">−</text:span></text:p></draw:text-box></draw:frame><draw:frame draw:style-name="gr14" draw:text-style-name="P25" svg:width="0.807cm" svg:height="0.68cm" svg:x="11.247cm" svg:y="7.741cm"><draw:text-box><text:p text:style-name="P24"><text:span text:style-name="T27">2</text:span><text:span text:style-name="T26"> X</text:span></text:p></draw:text-box></draw:frame><draw:frame draw:style-name="gr8" draw:text-style-name="P26" svg:width="0.354cm" svg:height="0.406cm" svg:x="12.046cm" svg:y="7.69cm"><draw:text-box><text:p text:style-name="P24"><text:span text:style-name="T30">2</text:span></text:p></draw:text-box></draw:frame><draw:frame draw:style-name="gr4" draw:text-style-name="P25" svg:width="0.588cm" svg:height="0.727cm" svg:x="12.254cm" svg:y="7.794cm"><draw:text-box><text:p text:style-name="P24"><text:span text:style-name="T28">+</text:span></text:p></draw:text-box></draw:frame><draw:frame draw:style-name="gr5" draw:text-style-name="P25" svg:width="0.588cm" svg:height="0.68cm" svg:x="12.674cm" svg:y="7.741cm"><draw:text-box><text:p text:style-name="P24"><text:span text:style-name="T26">X</text:span></text:p></draw:text-box></draw:frame><draw:frame draw:style-name="gr8" draw:text-style-name="P26" svg:width="0.354cm" svg:height="0.406cm" svg:x="13.092cm" svg:y="7.69cm"><draw:text-box><text:p text:style-name="P24"><text:span text:style-name="T30">4</text:span></text:p></draw:text-box></draw:frame><draw:frame draw:style-name="gr4" draw:text-style-name="P25" svg:width="0.588cm" svg:height="0.727cm" svg:x="13.277cm" svg:y="7.794cm"><draw:text-box><text:p text:style-name="P24"><text:span text:style-name="T28">−</text:span></text:p></draw:text-box></draw:frame><draw:frame draw:style-name="gr14" draw:text-style-name="P25" svg:width="0.807cm" svg:height="0.68cm" svg:x="13.741cm" svg:y="7.741cm"><draw:text-box><text:p text:style-name="P24"><text:span text:style-name="T27">2</text:span><text:span text:style-name="T26"> X</text:span></text:p></draw:text-box></draw:frame><draw:frame draw:style-name="gr8" draw:text-style-name="P26" svg:width="0.354cm" svg:height="0.406cm" svg:x="14.54cm" svg:y="7.69cm"><draw:text-box><text:p text:style-name="P24"><text:span text:style-name="T30">2</text:span></text:p></draw:text-box></draw:frame><draw:frame draw:style-name="gr4" draw:text-style-name="P25" svg:width="0.588cm" svg:height="0.727cm" svg:x="14.743cm" svg:y="7.794cm"><draw:text-box><text:p text:style-name="P24"><text:span text:style-name="T28">+</text:span></text:p></draw:text-box></draw:frame><draw:frame draw:style-name="gr5" draw:text-style-name="P25" svg:width="0.588cm" svg:height="0.68cm" svg:x="15.117cm" svg:y="7.741cm"><draw:text-box><text:p text:style-name="P24"><text:span text:style-name="T27">1</text:span></text:p></draw:text-box></draw:frame><draw:polygon draw:style-name="gr7" svg:width="11.645cm" svg:height="0.021cm" svg:x="3.983cm" svg:y="8.435cm" svg:viewBox="0 0 11646 22" draw:points="0,22 11646,22 11646,0 0,0"><text:p/></draw:polygon><draw:frame draw:style-name="gr4" draw:text-style-name="P25" svg:width="0.588cm" svg:height="0.727cm" svg:x="15.429cm" svg:y="7.794cm"><draw:text-box><text:p text:style-name="P24"><text:span text:style-name="T28">)</text:span></text:p></draw:text-box></draw:frame><draw:frame draw:style-name="gr3" draw:text-style-name="P25" svg:width="0.659cm" svg:height="0.68cm" svg:x="9.356cm" svg:y="8.532cm"><draw:text-box><text:p text:style-name="P24"><text:span text:style-name="T26">dX</text:span></text:p></draw:text-box></draw:frame><draw:frame draw:style-name="gr8" draw:text-style-name="P26" svg:width="0.354cm" svg:height="0.406cm" svg:x="10.074cm" svg:y="8.48cm"><draw:text-box><text:p text:style-name="P24"><text:span text:style-name="T30">4</text:span></text:p></draw:text-box></draw:frame><draw:frame draw:style-name="gr11" draw:text-style-name="P25" svg:width="0.809cm" svg:height="0.68cm" svg:x="0.002cm" svg:y="10.094cm"><draw:text-box><text:p text:style-name="P24"><text:span text:style-name="T26">P</text:span><text:span text:style-name="T27"> 4</text:span></text:p></draw:text-box></draw:frame><draw:frame draw:style-name="gr4" draw:text-style-name="P25" svg:width="0.588cm" svg:height="0.727cm" svg:x="0.771cm" svg:y="10.147cm"><draw:text-box><text:p text:style-name="P24"><text:span text:style-name="T28">(</text:span></text:p></draw:text-box></draw:frame><draw:frame draw:style-name="gr5" draw:text-style-name="P25" svg:width="0.588cm" svg:height="0.68cm" svg:x="1.034cm" svg:y="10.094cm"><draw:text-box><text:p text:style-name="P24"><text:span text:style-name="T26">X</text:span></text:p></draw:text-box></draw:frame><draw:frame draw:style-name="gr6" draw:text-style-name="P25" svg:width="0.673cm" svg:height="0.727cm" svg:x="1.454cm" svg:y="10.147cm"><draw:text-box><text:p text:style-name="P24"><text:span text:style-name="T28">)=</text:span></text:p></draw:text-box></draw:frame><draw:polygon draw:style-name="gr7" svg:width="0.952cm" svg:height="0.021cm" svg:x="2.143cm" svg:y="10.443cm" svg:viewBox="0 0 953 22" draw:points="0,22 953,22 953,0 0,0"><text:p/></draw:polygon><draw:frame draw:style-name="gr5" draw:text-style-name="P25" svg:width="0.588cm" svg:height="0.68cm" svg:x="2.47cm" svg:y="9.77cm"><draw:text-box><text:p text:style-name="P24"><text:span text:style-name="T27">1</text:span></text:p></draw:text-box></draw:frame><draw:frame draw:style-name="gr15" draw:text-style-name="P25" svg:width="0.892cm" svg:height="0.68cm" svg:x="2.163cm" svg:y="10.482cm"><draw:text-box><text:p text:style-name="P24"><text:span text:style-name="T27">384</text:span></text:p></draw:text-box></draw:frame><draw:frame draw:style-name="gr5" draw:text-style-name="P25" svg:width="0.588cm" svg:height="0.68cm" svg:x="3.193cm" svg:y="10.094cm"><draw:text-box><text:p text:style-name="P24"><text:span text:style-name="T26">x</text:span></text:p></draw:text-box></draw:frame><draw:frame draw:style-name="gr5" draw:text-style-name="P25" svg:width="0.588cm" svg:height="0.68cm" svg:x="3.574cm" svg:y="9.749cm"><draw:text-box><text:p text:style-name="P24"><text:span text:style-name="T26">d</text:span></text:p></draw:text-box></draw:frame><draw:frame draw:style-name="gr8" draw:text-style-name="P26" svg:width="0.354cm" svg:height="0.406cm" svg:x="3.9cm" svg:y="9.698cm"><draw:text-box><text:p text:style-name="P24"><text:span text:style-name="T30">3</text:span></text:p></draw:text-box></draw:frame><draw:frame draw:style-name="gr4" draw:text-style-name="P25" svg:width="0.588cm" svg:height="0.727cm" svg:x="4.105cm" svg:y="9.802cm"><draw:text-box><text:p text:style-name="P24"><text:span text:style-name="T28">(</text:span></text:p></draw:text-box></draw:frame><draw:frame draw:style-name="gr14" draw:text-style-name="P25" svg:width="0.807cm" svg:height="0.68cm" svg:x="4.322cm" svg:y="9.749cm"><draw:text-box><text:p text:style-name="P24"><text:span text:style-name="T27">8</text:span><text:span text:style-name="T26"> X</text:span></text:p></draw:text-box></draw:frame><draw:frame draw:style-name="gr8" draw:text-style-name="P26" svg:width="0.354cm" svg:height="0.406cm" svg:x="5.124cm" svg:y="9.698cm"><draw:text-box><text:p text:style-name="P24"><text:span text:style-name="T30">7</text:span></text:p></draw:text-box></draw:frame><draw:frame draw:style-name="gr4" draw:text-style-name="P25" svg:width="0.588cm" svg:height="0.727cm" svg:x="5.304cm" svg:y="9.802cm"><draw:text-box><text:p text:style-name="P24"><text:span text:style-name="T28">−</text:span></text:p></draw:text-box></draw:frame><draw:frame draw:style-name="gr10" draw:text-style-name="P25" svg:width="1.103cm" svg:height="0.68cm" svg:x="5.765cm" svg:y="9.749cm"><draw:text-box><text:p text:style-name="P24"><text:span text:style-name="T27">12</text:span><text:span text:style-name="T26"> X</text:span></text:p></draw:text-box></draw:frame><draw:frame draw:style-name="gr8" draw:text-style-name="P26" svg:width="0.354cm" svg:height="0.406cm" svg:x="6.855cm" svg:y="9.698cm"><draw:text-box><text:p text:style-name="P24"><text:span text:style-name="T30">5</text:span></text:p></draw:text-box></draw:frame><draw:frame draw:style-name="gr4" draw:text-style-name="P25" svg:width="0.588cm" svg:height="0.727cm" svg:x="7.068cm" svg:y="9.802cm"><draw:text-box><text:p text:style-name="P24"><text:span text:style-name="T28">+</text:span></text:p></draw:text-box></draw:frame><draw:frame draw:style-name="gr14" draw:text-style-name="P25" svg:width="0.807cm" svg:height="0.68cm" svg:x="7.456cm" svg:y="9.749cm"><draw:text-box><text:p text:style-name="P24"><text:span text:style-name="T27">4</text:span><text:span text:style-name="T26"> X</text:span></text:p></draw:text-box></draw:frame><draw:frame draw:style-name="gr8" draw:text-style-name="P26" svg:width="0.354cm" svg:height="0.406cm" svg:x="8.271cm" svg:y="9.698cm"><draw:text-box><text:p text:style-name="P24"><text:span text:style-name="T30">3</text:span></text:p></draw:text-box></draw:frame><draw:frame draw:style-name="gr4" draw:text-style-name="P25" svg:width="0.588cm" svg:height="0.727cm" svg:x="8.446cm" svg:y="9.802cm"><draw:text-box><text:p text:style-name="P24"><text:span text:style-name="T28">−</text:span></text:p></draw:text-box></draw:frame><draw:frame draw:style-name="gr10" draw:text-style-name="P25" svg:width="1.103cm" svg:height="0.68cm" svg:x="8.908cm" svg:y="9.749cm"><draw:text-box><text:p text:style-name="P24"><text:span text:style-name="T27">12</text:span><text:span text:style-name="T26"> X</text:span></text:p></draw:text-box></draw:frame><draw:frame draw:style-name="gr8" draw:text-style-name="P26" svg:width="0.354cm" svg:height="0.406cm" svg:x="9.998cm" svg:y="9.698cm"><draw:text-box><text:p text:style-name="P24"><text:span text:style-name="T30">5</text:span></text:p></draw:text-box></draw:frame><draw:frame draw:style-name="gr4" draw:text-style-name="P25" svg:width="0.588cm" svg:height="0.727cm" svg:x="10.21cm" svg:y="9.802cm"><draw:text-box><text:p text:style-name="P24"><text:span text:style-name="T28">+</text:span></text:p></draw:text-box></draw:frame><draw:frame draw:style-name="gr10" draw:text-style-name="P25" svg:width="1.103cm" svg:height="0.68cm" svg:x="10.582cm" svg:y="9.749cm"><draw:text-box><text:p text:style-name="P24"><text:span text:style-name="T27">16</text:span><text:span text:style-name="T26"> X</text:span></text:p></draw:text-box></draw:frame><draw:frame draw:style-name="gr8" draw:text-style-name="P26" svg:width="0.354cm" svg:height="0.406cm" svg:x="11.686cm" svg:y="9.698cm"><draw:text-box><text:p text:style-name="P24"><text:span text:style-name="T30">3</text:span></text:p></draw:text-box></draw:frame><draw:frame draw:style-name="gr4" draw:text-style-name="P25" svg:width="0.588cm" svg:height="0.727cm" svg:x="11.859cm" svg:y="9.802cm"><draw:text-box><text:p text:style-name="P24"><text:span text:style-name="T28">−</text:span></text:p></draw:text-box></draw:frame><draw:frame draw:style-name="gr14" draw:text-style-name="P25" svg:width="0.807cm" svg:height="0.68cm" svg:x="12.337cm" svg:y="9.749cm"><draw:text-box><text:p text:style-name="P24"><text:span text:style-name="T27">4</text:span><text:span text:style-name="T26"> X</text:span></text:p></draw:text-box></draw:frame><draw:frame draw:style-name="gr4" draw:text-style-name="P25" svg:width="0.588cm" svg:height="0.727cm" svg:x="13.182cm" svg:y="9.802cm"><draw:text-box><text:p text:style-name="P24"><text:span text:style-name="T28">+</text:span></text:p></draw:text-box></draw:frame><draw:frame draw:style-name="gr14" draw:text-style-name="P25" svg:width="0.807cm" svg:height="0.68cm" svg:x="13.57cm" svg:y="9.749cm"><draw:text-box><text:p text:style-name="P24"><text:span text:style-name="T27">4</text:span><text:span text:style-name="T26"> X</text:span></text:p></draw:text-box></draw:frame><draw:frame draw:style-name="gr8" draw:text-style-name="P26" svg:width="0.354cm" svg:height="0.406cm" svg:x="14.383cm" svg:y="9.698cm"><draw:text-box><text:p text:style-name="P24"><text:span text:style-name="T30">3</text:span></text:p></draw:text-box></draw:frame><draw:frame draw:style-name="gr4" draw:text-style-name="P25" svg:width="0.588cm" svg:height="0.727cm" svg:x="14.561cm" svg:y="9.802cm"><draw:text-box><text:p text:style-name="P24"><text:span text:style-name="T28">−</text:span></text:p></draw:text-box></draw:frame><draw:frame draw:style-name="gr14" draw:text-style-name="P25" svg:width="0.807cm" svg:height="0.68cm" svg:x="15.041cm" svg:y="9.749cm"><draw:text-box><text:p text:style-name="P24"><text:span text:style-name="T27">4</text:span><text:span text:style-name="T26"> X</text:span></text:p></draw:text-box></draw:frame><draw:polygon draw:style-name="gr7" svg:width="12.524cm" svg:height="0.021cm" svg:x="3.542cm" svg:y="10.443cm" svg:viewBox="0 0 12525 22" draw:points="0,22 12525,22 12525,0 0,0"><text:p/></draw:polygon><draw:frame draw:style-name="gr4" draw:text-style-name="P25" svg:width="0.588cm" svg:height="0.727cm" svg:x="15.87cm" svg:y="9.802cm"><draw:text-box><text:p text:style-name="P24"><text:span text:style-name="T28">)</text:span></text:p></draw:text-box></draw:frame><draw:frame draw:style-name="gr3" draw:text-style-name="P25" svg:width="0.659cm" svg:height="0.68cm" svg:x="9.368cm" svg:y="10.539cm"><draw:text-box><text:p text:style-name="P24"><text:span text:style-name="T26">dX</text:span></text:p></draw:text-box></draw:frame><draw:frame draw:style-name="gr8" draw:text-style-name="P26" svg:width="0.354cm" svg:height="0.406cm" svg:x="10.074cm" svg:y="10.49cm"><draw:text-box><text:p text:style-name="P24"><text:span text:style-name="T30">3</text:span></text:p></draw:text-box></draw:frame><draw:frame draw:style-name="gr11" draw:text-style-name="P25" svg:width="0.809cm" svg:height="0.68cm" svg:x="0.062cm" svg:y="12.102cm"><draw:text-box><text:p text:style-name="P24"><text:span text:style-name="T26">P</text:span><text:span text:style-name="T27"> 4</text:span></text:p></draw:text-box></draw:frame><draw:frame draw:style-name="gr4" draw:text-style-name="P25" svg:width="0.588cm" svg:height="0.727cm" svg:x="0.831cm" svg:y="12.155cm"><draw:text-box><text:p text:style-name="P24"><text:span text:style-name="T28">(</text:span></text:p></draw:text-box></draw:frame><draw:frame draw:style-name="gr5" draw:text-style-name="P25" svg:width="0.588cm" svg:height="0.68cm" svg:x="1.092cm" svg:y="12.102cm"><draw:text-box><text:p text:style-name="P24"><text:span text:style-name="T26">X</text:span></text:p></draw:text-box></draw:frame><draw:frame draw:style-name="gr6" draw:text-style-name="P25" svg:width="0.673cm" svg:height="0.727cm" svg:x="1.512cm" svg:y="12.155cm"><draw:text-box><text:p text:style-name="P24"><text:span text:style-name="T28">)=</text:span></text:p></draw:text-box></draw:frame><draw:polygon draw:style-name="gr7" svg:width="0.953cm" svg:height="0.021cm" svg:x="2.198cm" svg:y="12.447cm" svg:viewBox="0 0 954 22" draw:points="0,22 954,22 954,0 0,0"><text:p/></draw:polygon><draw:frame draw:style-name="gr5" draw:text-style-name="P25" svg:width="0.588cm" svg:height="0.68cm" svg:x="2.528cm" svg:y="11.777cm"><draw:text-box><text:p text:style-name="P24"><text:span text:style-name="T27">1</text:span></text:p></draw:text-box></draw:frame><draw:frame draw:style-name="gr15" draw:text-style-name="P25" svg:width="0.892cm" svg:height="0.68cm" svg:x="2.221cm" svg:y="12.49cm"><draw:text-box><text:p text:style-name="P24"><text:span text:style-name="T27">384</text:span></text:p></draw:text-box></draw:frame><draw:frame draw:style-name="gr5" draw:text-style-name="P25" svg:width="0.588cm" svg:height="0.68cm" svg:x="3.251cm" svg:y="12.102cm"><draw:text-box><text:p text:style-name="P24"><text:span text:style-name="T26">x</text:span></text:p></draw:text-box></draw:frame><draw:frame draw:style-name="gr5" draw:text-style-name="P25" svg:width="0.588cm" svg:height="0.68cm" svg:x="3.632cm" svg:y="11.756cm"><draw:text-box><text:p text:style-name="P24"><text:span text:style-name="T26">d</text:span></text:p></draw:text-box></draw:frame><draw:frame draw:style-name="gr8" draw:text-style-name="P26" svg:width="0.354cm" svg:height="0.406cm" svg:x="3.96cm" svg:y="11.707cm"><draw:text-box><text:p text:style-name="P24"><text:span text:style-name="T30">2</text:span></text:p></draw:text-box></draw:frame><draw:frame draw:style-name="gr4" draw:text-style-name="P25" svg:width="0.588cm" svg:height="0.727cm" svg:x="4.156cm" svg:y="11.811cm"><draw:text-box><text:p text:style-name="P24"><text:span text:style-name="T28">(</text:span></text:p></draw:text-box></draw:frame><draw:frame draw:style-name="gr10" draw:text-style-name="P25" svg:width="1.103cm" svg:height="0.68cm" svg:x="4.373cm" svg:y="11.756cm"><draw:text-box><text:p text:style-name="P24"><text:span text:style-name="T27">56</text:span><text:span text:style-name="T26"> X</text:span></text:p></draw:text-box></draw:frame><draw:frame draw:style-name="gr8" draw:text-style-name="P26" svg:width="0.354cm" svg:height="0.406cm" svg:x="5.477cm" svg:y="11.707cm"><draw:text-box><text:p text:style-name="P24"><text:span text:style-name="T30">6</text:span></text:p></draw:text-box></draw:frame><draw:frame draw:style-name="gr4" draw:text-style-name="P25" svg:width="0.588cm" svg:height="0.727cm" svg:x="5.657cm" svg:y="11.811cm"><draw:text-box><text:p text:style-name="P24"><text:span text:style-name="T28">−</text:span></text:p></draw:text-box></draw:frame><draw:frame draw:style-name="gr10" draw:text-style-name="P25" svg:width="1.103cm" svg:height="0.68cm" svg:x="6.121cm" svg:y="11.756cm"><draw:text-box><text:p text:style-name="P24"><text:span text:style-name="T27">60</text:span><text:span text:style-name="T26"> X</text:span></text:p></draw:text-box></draw:frame><draw:frame draw:style-name="gr8" draw:text-style-name="P26" svg:width="0.354cm" svg:height="0.406cm" svg:x="7.229cm" svg:y="11.707cm"><draw:text-box><text:p text:style-name="P24"><text:span text:style-name="T30">4</text:span></text:p></draw:text-box></draw:frame><draw:frame draw:style-name="gr4" draw:text-style-name="P25" svg:width="0.588cm" svg:height="0.727cm" svg:x="7.449cm" svg:y="11.811cm"><draw:text-box><text:p text:style-name="P24"><text:span text:style-name="T28">+</text:span></text:p></draw:text-box></draw:frame><draw:frame draw:style-name="gr8" draw:text-style-name="P26" svg:width="0.354cm" svg:height="0.406cm" svg:x="8.913cm" svg:y="11.707cm"><draw:text-box><text:p text:style-name="P24"><text:span text:style-name="T30">2</text:span></text:p></draw:text-box></draw:frame><draw:frame draw:style-name="gr4" draw:text-style-name="P25" svg:width="0.588cm" svg:height="0.727cm" svg:x="9.086cm" svg:y="11.811cm"><draw:text-box><text:p text:style-name="P24"><text:span text:style-name="T28">−</text:span></text:p></draw:text-box></draw:frame><draw:frame draw:style-name="gr10" draw:text-style-name="P25" svg:width="1.103cm" svg:height="0.68cm" svg:x="9.55cm" svg:y="11.756cm"><draw:text-box><text:p text:style-name="P24"><text:span text:style-name="T27">60</text:span><text:span text:style-name="T26"> X</text:span></text:p></draw:text-box></draw:frame><draw:frame draw:style-name="gr8" draw:text-style-name="P26" svg:width="0.354cm" svg:height="0.406cm" svg:x="10.663cm" svg:y="11.707cm"><draw:text-box><text:p text:style-name="P24"><text:span text:style-name="T30">4</text:span></text:p></draw:text-box></draw:frame><draw:frame draw:style-name="gr4" draw:text-style-name="P25" svg:width="0.588cm" svg:height="0.727cm" svg:x="10.88cm" svg:y="11.811cm"><draw:text-box><text:p text:style-name="P24"><text:span text:style-name="T28">+</text:span></text:p></draw:text-box></draw:frame><draw:frame draw:style-name="gr10" draw:text-style-name="P25" svg:width="1.103cm" svg:height="0.68cm" svg:x="11.268cm" svg:y="11.756cm"><draw:text-box><text:p text:style-name="P24"><text:span text:style-name="T27">48</text:span><text:span text:style-name="T26"> X</text:span></text:p></draw:text-box></draw:frame><draw:frame draw:style-name="gr8" draw:text-style-name="P26" svg:width="0.354cm" svg:height="0.406cm" svg:x="12.369cm" svg:y="11.707cm"><draw:text-box><text:p text:style-name="P24"><text:span text:style-name="T30">2</text:span></text:p></draw:text-box></draw:frame><draw:frame draw:style-name="gr4" draw:text-style-name="P25" svg:width="0.588cm" svg:height="0.727cm" svg:x="12.543cm" svg:y="11.811cm"><draw:text-box><text:p text:style-name="P24"><text:span text:style-name="T28">−</text:span></text:p></draw:text-box></draw:frame><draw:frame draw:style-name="gr5" draw:text-style-name="P25" svg:width="0.588cm" svg:height="0.68cm" svg:x="13.023cm" svg:y="11.756cm"><draw:text-box><text:p text:style-name="P24"><text:span text:style-name="T27">4</text:span></text:p></draw:text-box></draw:frame><draw:frame draw:style-name="gr4" draw:text-style-name="P25" svg:width="0.588cm" svg:height="0.727cm" svg:x="13.365cm" svg:y="11.811cm"><draw:text-box><text:p text:style-name="P24"><text:span text:style-name="T28">+</text:span></text:p></draw:text-box></draw:frame><draw:frame draw:style-name="gr10" draw:text-style-name="P25" svg:width="1.103cm" svg:height="0.68cm" svg:x="13.734cm" svg:y="11.756cm"><draw:text-box><text:p text:style-name="P24"><text:span text:style-name="T27">12</text:span><text:span text:style-name="T26"> X</text:span></text:p></draw:text-box></draw:frame><draw:frame draw:style-name="gr8" draw:text-style-name="P26" svg:width="0.354cm" svg:height="0.406cm" svg:x="14.833cm" svg:y="11.707cm"><draw:text-box><text:p text:style-name="P24"><text:span text:style-name="T30">2</text:span></text:p></draw:text-box></draw:frame><draw:frame draw:style-name="gr4" draw:text-style-name="P25" svg:width="0.588cm" svg:height="0.727cm" svg:x="15.004cm" svg:y="11.811cm"><draw:text-box><text:p text:style-name="P24"><text:span text:style-name="T28">−</text:span></text:p></draw:text-box></draw:frame><draw:frame draw:style-name="gr5" draw:text-style-name="P25" svg:width="0.588cm" svg:height="0.68cm" svg:x="15.482cm" svg:y="11.756cm"><draw:text-box><text:p text:style-name="P24"><text:span text:style-name="T27">4</text:span></text:p></draw:text-box></draw:frame><draw:polygon draw:style-name="gr7" svg:width="12.41cm" svg:height="0.021cm" svg:x="3.6cm" svg:y="12.447cm" svg:viewBox="0 0 12411 22" draw:points="0,22 12411,22 12411,0 0,0"><text:p/></draw:polygon><draw:frame draw:style-name="gr4" draw:text-style-name="P25" svg:width="0.588cm" svg:height="0.727cm" svg:x="15.812cm" svg:y="11.811cm"><draw:text-box><text:p text:style-name="P24"><text:span text:style-name="T28">)</text:span></text:p></draw:text-box></draw:frame><draw:frame draw:style-name="gr3" draw:text-style-name="P25" svg:width="0.659cm" svg:height="0.68cm" svg:x="9.368cm" svg:y="12.546cm"><draw:text-box><text:p text:style-name="P24"><text:span text:style-name="T26">dX</text:span></text:p></draw:text-box></draw:frame><draw:frame draw:style-name="gr8" draw:text-style-name="P26" svg:width="0.354cm" svg:height="0.406cm" svg:x="10.074cm" svg:y="12.497cm"><draw:text-box><text:p text:style-name="P24"><text:span text:style-name="T30">2</text:span></text:p></draw:text-box></draw:frame><draw:frame draw:style-name="gr11" draw:text-style-name="P25" svg:width="0.809cm" svg:height="0.68cm" svg:x="0.766cm" svg:y="14.109cm"><draw:text-box><text:p text:style-name="P24"><text:span text:style-name="T26">P</text:span><text:span text:style-name="T27"> 4</text:span></text:p></draw:text-box></draw:frame><draw:frame draw:style-name="gr4" draw:text-style-name="P25" svg:width="0.588cm" svg:height="0.727cm" svg:x="1.535cm" svg:y="14.164cm"><draw:text-box><text:p text:style-name="P24"><text:span text:style-name="T28">(</text:span></text:p></draw:text-box></draw:frame><draw:frame draw:style-name="gr5" draw:text-style-name="P25" svg:width="0.588cm" svg:height="0.68cm" svg:x="1.796cm" svg:y="14.109cm"><draw:text-box><text:p text:style-name="P24"><text:span text:style-name="T26">X</text:span></text:p></draw:text-box></draw:frame><draw:frame draw:style-name="gr6" draw:text-style-name="P25" svg:width="0.673cm" svg:height="0.727cm" svg:x="2.221cm" svg:y="14.164cm"><draw:text-box><text:p text:style-name="P24"><text:span text:style-name="T28">)=</text:span></text:p></draw:text-box></draw:frame><draw:polygon draw:style-name="gr7" svg:width="0.952cm" svg:height="0.021cm" svg:x="2.905cm" svg:y="14.455cm" svg:viewBox="0 0 953 22" draw:points="0,22 953,22 953,0 0,0"><text:p/></draw:polygon><draw:frame draw:style-name="gr5" draw:text-style-name="P25" svg:width="0.588cm" svg:height="0.68cm" svg:x="3.232cm" svg:y="13.784cm"><draw:text-box><text:p text:style-name="P24"><text:span text:style-name="T27">1</text:span></text:p></draw:text-box></draw:frame><draw:frame draw:style-name="gr15" draw:text-style-name="P25" svg:width="0.892cm" svg:height="0.68cm" svg:x="2.925cm" svg:y="14.497cm"><draw:text-box><text:p text:style-name="P24"><text:span text:style-name="T27">384</text:span></text:p></draw:text-box></draw:frame><draw:frame draw:style-name="gr5" draw:text-style-name="P25" svg:width="0.588cm" svg:height="0.68cm" svg:x="3.955cm" svg:y="14.109cm"><draw:text-box><text:p text:style-name="P24"><text:span text:style-name="T26">x</text:span></text:p></draw:text-box></draw:frame><draw:frame draw:style-name="gr5" draw:text-style-name="P25" svg:width="0.588cm" svg:height="0.68cm" svg:x="4.336cm" svg:y="13.763cm"><draw:text-box><text:p text:style-name="P24"><text:span text:style-name="T26">d</text:span></text:p></draw:text-box></draw:frame><draw:frame draw:style-name="gr4" draw:text-style-name="P25" svg:width="0.588cm" svg:height="0.727cm" svg:x="4.687cm" svg:y="13.816cm"><draw:text-box><text:p text:style-name="P24"><text:span text:style-name="T28">(</text:span></text:p></draw:text-box></draw:frame><draw:frame draw:style-name="gr16" draw:text-style-name="P25" svg:width="1.4cm" svg:height="0.68cm" svg:x="4.897cm" svg:y="13.763cm"><draw:text-box><text:p text:style-name="P24"><text:span text:style-name="T27">336</text:span><text:span text:style-name="T26"> X</text:span></text:p></draw:text-box></draw:frame><draw:frame draw:style-name="gr8" draw:text-style-name="P26" svg:width="0.354cm" svg:height="0.406cm" svg:x="6.294cm" svg:y="13.712cm"><draw:text-box><text:p text:style-name="P24"><text:span text:style-name="T30">5</text:span></text:p></draw:text-box></draw:frame><draw:frame draw:style-name="gr4" draw:text-style-name="P25" svg:width="0.588cm" svg:height="0.727cm" svg:x="6.472cm" svg:y="13.816cm"><draw:text-box><text:p text:style-name="P24"><text:span text:style-name="T28">−</text:span></text:p></draw:text-box></draw:frame><draw:frame draw:style-name="gr16" draw:text-style-name="P25" svg:width="1.4cm" svg:height="0.68cm" svg:x="6.936cm" svg:y="13.763cm"><draw:text-box><text:p text:style-name="P24"><text:span text:style-name="T27">240</text:span><text:span text:style-name="T26"> X</text:span></text:p></draw:text-box></draw:frame><draw:frame draw:style-name="gr8" draw:text-style-name="P26" svg:width="0.354cm" svg:height="0.406cm" svg:x="8.331cm" svg:y="13.712cm"><draw:text-box><text:p text:style-name="P24"><text:span text:style-name="T30">3</text:span></text:p></draw:text-box></draw:frame><draw:frame draw:style-name="gr4" draw:text-style-name="P25" svg:width="0.588cm" svg:height="0.727cm" svg:x="8.541cm" svg:y="13.816cm"><draw:text-box><text:p text:style-name="P24"><text:span text:style-name="T28">+</text:span></text:p></draw:text-box></draw:frame><draw:frame draw:style-name="gr10" draw:text-style-name="P25" svg:width="1.103cm" svg:height="0.68cm" svg:x="8.915cm" svg:y="13.763cm"><draw:text-box><text:p text:style-name="P24"><text:span text:style-name="T27">24</text:span><text:span text:style-name="T26"> X</text:span></text:p></draw:text-box></draw:frame><draw:frame draw:style-name="gr4" draw:text-style-name="P25" svg:width="0.588cm" svg:height="0.727cm" svg:x="10.023cm" svg:y="13.816cm"><draw:text-box><text:p text:style-name="P24"><text:span text:style-name="T28">−</text:span></text:p></draw:text-box></draw:frame><draw:frame draw:style-name="gr16" draw:text-style-name="P25" svg:width="1.4cm" svg:height="0.68cm" svg:x="10.485cm" svg:y="13.763cm"><draw:text-box><text:p text:style-name="P24"><text:span text:style-name="T27">240</text:span><text:span text:style-name="T26"> X</text:span></text:p></draw:text-box></draw:frame><draw:frame draw:style-name="gr8" draw:text-style-name="P26" svg:width="0.354cm" svg:height="0.406cm" svg:x="11.882cm" svg:y="13.712cm"><draw:text-box><text:p text:style-name="P24"><text:span text:style-name="T30">3</text:span></text:p></draw:text-box></draw:frame><draw:frame draw:style-name="gr4" draw:text-style-name="P25" svg:width="0.588cm" svg:height="0.727cm" svg:x="12.09cm" svg:y="13.816cm"><draw:text-box><text:p text:style-name="P24"><text:span text:style-name="T28">+</text:span></text:p></draw:text-box></draw:frame><draw:frame draw:style-name="gr10" draw:text-style-name="P25" svg:width="1.103cm" svg:height="0.68cm" svg:x="12.471cm" svg:y="13.763cm"><draw:text-box><text:p text:style-name="P24"><text:span text:style-name="T27">96</text:span><text:span text:style-name="T26"> X</text:span></text:p></draw:text-box></draw:frame><draw:frame draw:style-name="gr4" draw:text-style-name="P25" svg:width="0.588cm" svg:height="0.727cm" svg:x="13.605cm" svg:y="13.816cm"><draw:text-box><text:p text:style-name="P24"><text:span text:style-name="T28">+</text:span></text:p></draw:text-box></draw:frame><draw:frame draw:style-name="gr10" draw:text-style-name="P25" svg:width="1.103cm" svg:height="0.68cm" svg:x="13.979cm" svg:y="13.763cm"><draw:text-box><text:p text:style-name="P24"><text:span text:style-name="T27">24</text:span><text:span text:style-name="T26"> X</text:span></text:p></draw:text-box></draw:frame><draw:polygon draw:style-name="gr7" svg:width="11cm" svg:height="0.021cm" svg:x="4.304cm" svg:y="14.455cm" svg:viewBox="0 0 11001 22" draw:points="0,22 11001,22 11001,0 0,0"><text:p/></draw:polygon><draw:frame draw:style-name="gr4" draw:text-style-name="P25" svg:width="0.588cm" svg:height="0.727cm" svg:x="15.103cm" svg:y="13.816cm"><draw:text-box><text:p text:style-name="P24"><text:span text:style-name="T28">)</text:span></text:p></draw:text-box></draw:frame><draw:frame draw:style-name="gr3" draw:text-style-name="P25" svg:width="0.659cm" svg:height="0.68cm" svg:x="9.46cm" svg:y="14.497cm"><draw:text-box><text:p text:style-name="P24"><text:span text:style-name="T26">dX</text:span></text:p></draw:text-box></draw:frame><draw:frame draw:style-name="gr11" draw:text-style-name="P25" svg:width="0.809cm" svg:height="0.68cm" svg:x="1.595cm" svg:y="15.989cm"><draw:text-box><text:p text:style-name="P24"><text:span text:style-name="T26">P</text:span><text:span text:style-name="T27"> 4</text:span></text:p></draw:text-box></draw:frame><draw:frame draw:style-name="gr4" draw:text-style-name="P25" svg:width="0.588cm" svg:height="0.727cm" svg:x="2.364cm" svg:y="16.042cm"><draw:text-box><text:p text:style-name="P24"><text:span text:style-name="T28">(</text:span></text:p></draw:text-box></draw:frame><draw:frame draw:style-name="gr5" draw:text-style-name="P25" svg:width="0.588cm" svg:height="0.68cm" svg:x="2.625cm" svg:y="15.989cm"><draw:text-box><text:p text:style-name="P24"><text:span text:style-name="T26">X</text:span></text:p></draw:text-box></draw:frame><draw:frame draw:style-name="gr6" draw:text-style-name="P25" svg:width="0.673cm" svg:height="0.727cm" svg:x="3.05cm" svg:y="16.042cm"><draw:text-box><text:p text:style-name="P24"><text:span text:style-name="T28">)=</text:span></text:p></draw:text-box></draw:frame><draw:polygon draw:style-name="gr7" svg:width="0.952cm" svg:height="0.021cm" svg:x="3.734cm" svg:y="16.332cm" svg:viewBox="0 0 953 22" draw:points="0,22 953,22 953,0 0,0"><text:p/></draw:polygon><draw:frame draw:style-name="gr5" draw:text-style-name="P25" svg:width="0.588cm" svg:height="0.68cm" svg:x="4.061cm" svg:y="15.661cm"><draw:text-box><text:p text:style-name="P24"><text:span text:style-name="T27">1</text:span></text:p></draw:text-box></draw:frame><draw:frame draw:style-name="gr15" draw:text-style-name="P25" svg:width="0.892cm" svg:height="0.68cm" svg:x="3.754cm" svg:y="16.377cm"><draw:text-box><text:p text:style-name="P24"><text:span text:style-name="T27">384</text:span></text:p></draw:text-box></draw:frame><draw:frame draw:style-name="gr5" draw:text-style-name="P25" svg:width="0.588cm" svg:height="0.68cm" svg:x="4.784cm" svg:y="15.989cm"><draw:text-box><text:p text:style-name="P24"><text:span text:style-name="T26">x</text:span></text:p></draw:text-box></draw:frame><draw:frame draw:style-name="gr4" draw:text-style-name="P25" svg:width="0.588cm" svg:height="0.727cm" svg:x="5.091cm" svg:y="16.042cm"><draw:text-box><text:p text:style-name="P24"><text:span text:style-name="T28">(</text:span></text:p></draw:text-box></draw:frame><draw:frame draw:style-name="gr17" draw:text-style-name="P25" svg:width="1.696cm" svg:height="0.68cm" svg:x="5.308cm" svg:y="15.989cm"><draw:text-box><text:p text:style-name="P24"><text:span text:style-name="T27">1680</text:span><text:span text:style-name="T26"> X</text:span></text:p></draw:text-box></draw:frame><draw:frame draw:style-name="gr8" draw:text-style-name="P26" svg:width="0.354cm" svg:height="0.406cm" svg:x="7.008cm" svg:y="15.938cm"><draw:text-box><text:p text:style-name="P24"><text:span text:style-name="T30">4</text:span></text:p></draw:text-box></draw:frame><draw:frame draw:style-name="gr4" draw:text-style-name="P25" svg:width="0.588cm" svg:height="0.727cm" svg:x="7.19cm" svg:y="16.042cm"><draw:text-box><text:p text:style-name="P24"><text:span text:style-name="T28">−</text:span></text:p></draw:text-box></draw:frame><draw:frame draw:style-name="gr16" draw:text-style-name="P25" svg:width="1.4cm" svg:height="0.68cm" svg:x="7.652cm" svg:y="15.989cm"><draw:text-box><text:p text:style-name="P24"><text:span text:style-name="T27">720</text:span><text:span text:style-name="T26"> X</text:span></text:p></draw:text-box></draw:frame><draw:frame draw:style-name="gr8" draw:text-style-name="P26" svg:width="0.354cm" svg:height="0.406cm" svg:x="9.049cm" svg:y="15.938cm"><draw:text-box><text:p text:style-name="P24"><text:span text:style-name="T30">2</text:span></text:p></draw:text-box></draw:frame><draw:frame draw:style-name="gr4" draw:text-style-name="P25" svg:width="0.588cm" svg:height="0.727cm" svg:x="9.254cm" svg:y="16.042cm"><draw:text-box><text:p text:style-name="P24"><text:span text:style-name="T28">+</text:span></text:p></draw:text-box></draw:frame><draw:frame draw:style-name="gr18" draw:text-style-name="P25" svg:width="0.595cm" svg:height="0.68cm" svg:x="9.633cm" svg:y="15.989cm"><draw:text-box><text:p text:style-name="P24"><text:span text:style-name="T27">24</text:span></text:p></draw:text-box></draw:frame><draw:frame draw:style-name="gr4" draw:text-style-name="P25" svg:width="0.588cm" svg:height="0.727cm" svg:x="10.238cm" svg:y="16.042cm"><draw:text-box><text:p text:style-name="P24"><text:span text:style-name="T28">−</text:span></text:p></draw:text-box></draw:frame><draw:frame draw:style-name="gr16" draw:text-style-name="P25" svg:width="1.4cm" svg:height="0.68cm" svg:x="10.7cm" svg:y="15.989cm"><draw:text-box><text:p text:style-name="P24"><text:span text:style-name="T27">720</text:span><text:span text:style-name="T26"> X</text:span></text:p></draw:text-box></draw:frame><draw:frame draw:style-name="gr8" draw:text-style-name="P26" svg:width="0.354cm" svg:height="0.406cm" svg:x="12.095cm" svg:y="15.938cm"><draw:text-box><text:p text:style-name="P24"><text:span text:style-name="T30">2</text:span></text:p></draw:text-box></draw:frame><draw:frame draw:style-name="gr4" draw:text-style-name="P25" svg:width="0.588cm" svg:height="0.727cm" svg:x="12.302cm" svg:y="16.042cm"><draw:text-box><text:p text:style-name="P24"><text:span text:style-name="T28">+</text:span></text:p></draw:text-box></draw:frame><draw:frame draw:style-name="gr18" draw:text-style-name="P25" svg:width="0.595cm" svg:height="0.68cm" svg:x="12.683cm" svg:y="15.989cm"><draw:text-box><text:p text:style-name="P24"><text:span text:style-name="T27">96</text:span></text:p></draw:text-box></draw:frame><draw:frame draw:style-name="gr4" draw:text-style-name="P25" svg:width="0.588cm" svg:height="0.727cm" svg:x="13.316cm" svg:y="16.042cm"><draw:text-box><text:p text:style-name="P24"><text:span text:style-name="T28">+</text:span></text:p></draw:text-box></draw:frame><draw:frame draw:style-name="gr18" draw:text-style-name="P25" svg:width="0.595cm" svg:height="0.68cm" svg:x="13.693cm" svg:y="15.989cm"><draw:text-box><text:p text:style-name="P24"><text:span text:style-name="T27">24</text:span></text:p></draw:text-box></draw:frame><draw:frame draw:style-name="gr4" draw:text-style-name="P25" svg:width="0.588cm" svg:height="0.727cm" svg:x="14.316cm" svg:y="16.042cm"><draw:text-box><text:p text:style-name="P24"><text:span text:style-name="T28">)</text:span></text:p></draw:text-box></draw:frame><draw:frame draw:style-name="gr11" draw:text-style-name="P25" svg:width="0.809cm" svg:height="0.68cm" svg:x="3.332cm" svg:y="17.87cm"><draw:text-box><text:p text:style-name="P24"><text:span text:style-name="T26">P</text:span><text:span text:style-name="T27"> 4</text:span></text:p></draw:text-box></draw:frame><draw:frame draw:style-name="gr4" draw:text-style-name="P25" svg:width="0.588cm" svg:height="0.727cm" svg:x="4.101cm" svg:y="17.923cm"><draw:text-box><text:p text:style-name="P24"><text:span text:style-name="T28">(</text:span></text:p></draw:text-box></draw:frame><draw:frame draw:style-name="gr5" draw:text-style-name="P25" svg:width="0.588cm" svg:height="0.68cm" svg:x="4.362cm" svg:y="17.87cm"><draw:text-box><text:p text:style-name="P24"><text:span text:style-name="T26">X</text:span></text:p></draw:text-box></draw:frame><draw:frame draw:style-name="gr6" draw:text-style-name="P25" svg:width="0.673cm" svg:height="0.727cm" svg:x="4.784cm" svg:y="17.923cm"><draw:text-box><text:p text:style-name="P24"><text:span text:style-name="T28">)=</text:span></text:p></draw:text-box></draw:frame><draw:polygon draw:style-name="gr7" svg:width="0.953cm" svg:height="0.021cm" svg:x="5.468cm" svg:y="18.214cm" svg:viewBox="0 0 954 22" draw:points="0,22 954,22 954,0 0,0"><text:p/></draw:polygon><draw:frame draw:style-name="gr5" draw:text-style-name="P25" svg:width="0.588cm" svg:height="0.68cm" svg:x="5.798cm" svg:y="17.542cm"><draw:text-box><text:p text:style-name="P24"><text:span text:style-name="T27">1</text:span></text:p></draw:text-box></draw:frame><draw:frame draw:style-name="gr15" draw:text-style-name="P25" svg:width="0.892cm" svg:height="0.68cm" svg:x="5.493cm" svg:y="18.258cm"><draw:text-box><text:p text:style-name="P24"><text:span text:style-name="T27">384</text:span></text:p></draw:text-box></draw:frame><draw:frame draw:style-name="gr5" draw:text-style-name="P25" svg:width="0.588cm" svg:height="0.68cm" svg:x="6.521cm" svg:y="17.87cm"><draw:text-box><text:p text:style-name="P24"><text:span text:style-name="T26">x</text:span></text:p></draw:text-box></draw:frame><draw:frame draw:style-name="gr4" draw:text-style-name="P25" svg:width="0.588cm" svg:height="0.727cm" svg:x="6.828cm" svg:y="17.923cm"><draw:text-box><text:p text:style-name="P24"><text:span text:style-name="T28">(</text:span></text:p></draw:text-box></draw:frame><draw:frame draw:style-name="gr17" draw:text-style-name="P25" svg:width="1.696cm" svg:height="0.68cm" svg:x="7.042cm" svg:y="17.87cm"><draw:text-box><text:p text:style-name="P24"><text:span text:style-name="T27">1680</text:span><text:span text:style-name="T26"> X</text:span></text:p></draw:text-box></draw:frame><draw:frame draw:style-name="gr8" draw:text-style-name="P26" svg:width="0.354cm" svg:height="0.406cm" svg:x="8.744cm" svg:y="17.818cm"><draw:text-box><text:p text:style-name="P24"><text:span text:style-name="T30">4</text:span></text:p></draw:text-box></draw:frame><draw:frame draw:style-name="gr4" draw:text-style-name="P25" svg:width="0.588cm" svg:height="0.727cm" svg:x="8.927cm" svg:y="17.923cm"><draw:text-box><text:p text:style-name="P24"><text:span text:style-name="T28">−</text:span></text:p></draw:text-box></draw:frame><draw:frame draw:style-name="gr17" draw:text-style-name="P25" svg:width="1.696cm" svg:height="0.68cm" svg:x="9.388cm" svg:y="17.87cm"><draw:text-box><text:p text:style-name="P24"><text:span text:style-name="T27">1440</text:span><text:span text:style-name="T26"> X</text:span></text:p></draw:text-box></draw:frame><draw:frame draw:style-name="gr8" draw:text-style-name="P26" svg:width="0.354cm" svg:height="0.406cm" svg:x="11.081cm" svg:y="17.818cm"><draw:text-box><text:p text:style-name="P24"><text:span text:style-name="T30">2</text:span></text:p></draw:text-box></draw:frame><draw:frame draw:style-name="gr4" draw:text-style-name="P25" svg:width="0.588cm" svg:height="0.727cm" svg:x="11.286cm" svg:y="17.923cm"><draw:text-box><text:p text:style-name="P24"><text:span text:style-name="T28">+</text:span></text:p></draw:text-box></draw:frame><draw:frame draw:style-name="gr15" draw:text-style-name="P25" svg:width="0.892cm" svg:height="0.68cm" svg:x="11.661cm" svg:y="17.87cm"><draw:text-box><text:p text:style-name="P24"><text:span text:style-name="T27">144</text:span></text:p></draw:text-box></draw:frame><draw:frame draw:style-name="gr4" draw:text-style-name="P25" svg:width="0.588cm" svg:height="0.727cm" svg:x="12.582cm" svg:y="17.923cm"><draw:text-box><text:p text:style-name="P24"><text:span text:style-name="T28">)</text:span></text:p></draw:text-box></draw:frame><draw:frame draw:style-name="gr11" draw:text-style-name="P25" svg:width="0.809cm" svg:height="0.68cm" svg:x="4.523cm" svg:y="19.746cm"><draw:text-box><text:p text:style-name="P24"><text:span text:style-name="T26">P</text:span><text:span text:style-name="T27"> 4</text:span></text:p></draw:text-box></draw:frame><draw:frame draw:style-name="gr4" draw:text-style-name="P25" svg:width="0.588cm" svg:height="0.727cm" svg:x="5.292cm" svg:y="19.799cm"><draw:text-box><text:p text:style-name="P24"><text:span text:style-name="T28">(</text:span></text:p></draw:text-box></draw:frame><draw:frame draw:style-name="gr5" draw:text-style-name="P25" svg:width="0.588cm" svg:height="0.68cm" svg:x="5.553cm" svg:y="19.746cm"><draw:text-box><text:p text:style-name="P24"><text:span text:style-name="T26">X</text:span></text:p></draw:text-box></draw:frame><draw:frame draw:style-name="gr6" draw:text-style-name="P25" svg:width="0.673cm" svg:height="0.727cm" svg:x="5.978cm" svg:y="19.799cm"><draw:text-box><text:p text:style-name="P24"><text:span text:style-name="T28">)=</text:span></text:p></draw:text-box></draw:frame><draw:polygon draw:style-name="gr7" svg:width="0.353cm" svg:height="0.021cm" svg:x="6.664cm" svg:y="20.089cm" svg:viewBox="0 0 354 22" draw:points="0,22 354,22 354,0 0,0"><text:p/></draw:polygon><draw:frame draw:style-name="gr5" draw:text-style-name="P25" svg:width="0.588cm" svg:height="0.68cm" svg:x="6.694cm" svg:y="19.418cm"><draw:text-box><text:p text:style-name="P24"><text:span text:style-name="T27">1</text:span></text:p></draw:text-box></draw:frame><draw:frame draw:style-name="gr5" draw:text-style-name="P25" svg:width="0.588cm" svg:height="0.68cm" svg:x="6.689cm" svg:y="20.134cm"><draw:text-box><text:p text:style-name="P24"><text:span text:style-name="T27">6</text:span></text:p></draw:text-box></draw:frame><draw:frame draw:style-name="gr5" draw:text-style-name="P25" svg:width="0.588cm" svg:height="0.68cm" svg:x="7.116cm" svg:y="19.746cm"><draw:text-box><text:p text:style-name="P24"><text:span text:style-name="T26">x</text:span></text:p></draw:text-box></draw:frame><draw:frame draw:style-name="gr4" draw:text-style-name="P25" svg:width="0.588cm" svg:height="0.727cm" svg:x="7.423cm" svg:y="19.799cm"><draw:text-box><text:p text:style-name="P24"><text:span text:style-name="T28">(</text:span></text:p></draw:text-box></draw:frame><draw:frame draw:style-name="gr10" draw:text-style-name="P25" svg:width="1.103cm" svg:height="0.68cm" svg:x="7.638cm" svg:y="19.746cm"><draw:text-box><text:p text:style-name="P24"><text:span text:style-name="T27">35</text:span><text:span text:style-name="T26"> X</text:span></text:p></draw:text-box></draw:frame><draw:frame draw:style-name="gr8" draw:text-style-name="P26" svg:width="0.354cm" svg:height="0.406cm" svg:x="8.746cm" svg:y="19.695cm"><draw:text-box><text:p text:style-name="P24"><text:span text:style-name="T30">4</text:span></text:p></draw:text-box></draw:frame><draw:frame draw:style-name="gr4" draw:text-style-name="P25" svg:width="0.588cm" svg:height="0.727cm" svg:x="8.931cm" svg:y="19.799cm"><draw:text-box><text:p text:style-name="P24"><text:span text:style-name="T28">−</text:span></text:p></draw:text-box></draw:frame><draw:frame draw:style-name="gr10" draw:text-style-name="P25" svg:width="1.103cm" svg:height="0.68cm" svg:x="9.393cm" svg:y="19.746cm"><draw:text-box><text:p text:style-name="P24"><text:span text:style-name="T27">30</text:span><text:span text:style-name="T26"> X</text:span></text:p></draw:text-box></draw:frame><draw:frame draw:style-name="gr8" draw:text-style-name="P26" svg:width="0.354cm" svg:height="0.406cm" svg:x="10.492cm" svg:y="19.695cm"><draw:text-box><text:p text:style-name="P24"><text:span text:style-name="T30">2</text:span></text:p></draw:text-box></draw:frame><draw:frame draw:style-name="gr4" draw:text-style-name="P25" svg:width="0.588cm" svg:height="0.727cm" svg:x="10.7cm" svg:y="19.799cm"><draw:text-box><text:p text:style-name="P24"><text:span text:style-name="T28">+</text:span></text:p></draw:text-box></draw:frame><draw:frame draw:style-name="gr5" draw:text-style-name="P25" svg:width="0.588cm" svg:height="0.68cm" svg:x="11.072cm" svg:y="19.746cm"><draw:text-box><text:p text:style-name="P24"><text:span text:style-name="T27">3</text:span></text:p></draw:text-box></draw:frame><draw:frame draw:style-name="gr4" draw:text-style-name="P25" svg:width="0.588cm" svg:height="0.727cm" svg:x="11.388cm" svg:y="19.799cm"><draw:text-box><text:p text:style-name="P24"><text:span text:style-name="T28">)</text:span></text:p></draw:text-box></draw:frame><draw:frame draw:style-name="gr10" draw:text-style-name="P25" svg:width="1.103cm" svg:height="0.68cm" svg:x="7.818cm" svg:y="11.756cm"><draw:text-box><text:p text:style-name="P24"><text:span text:style-name="T27">12</text:span><text:span text:style-name="T26"> X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Cálculo das raízes de P4(X):</text:p>
      <text:p text:style-name="P1"/>
      <text:list xml:id="list5714070859387118489" text:style-name="L259">
        <text:list-item>
          <text:p text:style-name="P10">35x^4 – 30x^2 + 3 = 0 <text:s text:c="52"/>(x^2 = y)</text:p>
        </text:list-item>
        <text:list-item>
          <text:p text:style-name="P16"><text:span text:style-name="T4">35y² – 30y + 3 = 0 <text:s text:c="40"/>(</text:span><text:span text:style-name="T8">∆</text:span><text:span text:style-name="T9"> = 900 – 4*35*3</text:span><text:span text:style-name="T4"> = 480)</text:span></text:p>
        </text:list-item>
        <text:list-item>
          <text:p text:style-name="P10">y = (30 +- sqrt(480)) / 70 <text:s text:c="32"/><text:tab/> <text:s text:c="7"/>(x = sqrt(y))</text:p>
        </text:list-item>
      </text:list>
      <text:p text:style-name="P6"/>
      <text:p text:style-name="P6"><text:tab/> <text:s text:c="5"/>X = +- sqrt((30 + 4sqrt(30)) / 70) ; +- sqrt((30 - 4sqrt(30)) / 70)</text:p>
      <text:p text:style-name="P6"/>
      <text:p text:style-name="P9"><text:span text:style-name="T5"><text:tab/> <text:s text:c="5"/>X = +- </text:span><text:bookmark text:name="cwos"/><text:span text:style-name="T1">0.86113631159</text:span> <text:s/>; <text:bookmark text:name="cwos2"/><text:span text:style-name="T7">+- </text:span><text:span text:style-name="T1">0.33998104358</text:span> </text:p>
      <text:p text:style-name="P9"/>
      <text:p text:style-name="P9"/>
      <text:p text:style-name="P9"><text:tab/><text:span text:style-name="T5">Portanto, as raízes são <text:s/></text:span><text:span text:style-name="T6">X1 =</text:span><text:span text:style-name="T5"> -</text:span><text:span text:style-name="T2">0.86113631159, </text:span><text:span text:style-name="T3">X2 =</text:span><text:span text:style-name="T2"> -0.33998104358, </text:span><text:span text:style-name="T3">X3 =</text:span><text:span text:style-name="T2"> 0.33998104358 e <text:s/></text:span><text:span text:style-name="T3">X4 = </text:span><text:span text:style-name="T2">0.86113631159.</text:span></text:p>
      <text:p text:style-name="P8"/>
      <text:p text:style-name="P8"/>
      <text:p text:style-name="P8"/>
      <text:p text:style-name="P3">Polinômios de interpolação de Lagrange para P4(X):</text:p>
      <text:p text:style-name="P3"><draw:frame draw:style-name="fr1" draw:name="Imagem1" text:anchor-type="paragraph" svg:x="-1.065cm" svg:y="1.007cm" svg:width="19.445cm" svg:height="2.542cm" draw:z-index="1"><draw:image xlink:href="Pictures/1000000000000348000000486D3C83E7.png" xlink:type="simple" xlink:show="embed" xlink:actuate="onLoad"/></draw:frame></text:p>
      <text:p text:style-name="P4"/>
      <text:p text:style-name="P17"><draw:frame draw:style-name="fr1" draw:name="Imagem2" text:anchor-type="paragraph" svg:x="-1.088cm" svg:y="0.22cm" svg:width="19.075cm" svg:height="2.357cm" draw:z-index="2"><draw:image xlink:href="Pictures/100000000000033B000000387FB563FA.png" xlink:type="simple" xlink:show="embed" xlink:actuate="onLoad"/></draw:frame> </text:p>
      <text:p text:style-name="P7"><draw:frame draw:style-name="fr1" draw:name="Imagem4" text:anchor-type="paragraph" svg:x="-1.032cm" svg:y="3.069cm" svg:width="18.463cm" svg:height="2.048cm" draw:z-index="4"><draw:image xlink:href="Pictures/10000000000003120000002D2D672156.png" xlink:type="simple" xlink:show="embed" xlink:actuate="onLoad"/></draw:frame><draw:frame draw:style-name="fr1" draw:name="Imagem3" text:anchor-type="paragraph" svg:x="-1.027cm" svg:y="0cm" svg:width="18.685cm" svg:height="2.551cm" draw:z-index="3"><draw:image xlink:href="Pictures/100000000000031D00000038A424C275.png" xlink:type="simple" xlink:show="embed" xlink:actuate="onLoad"/></draw:frame></text:p>
      <text:p text:style-name="P7"/>
      <text:p text:style-name="P7"/>
      <text:p text:style-name="P7"/>
      <text:p text:style-name="P7"/>
      <text:p text:style-name="P18"><text:soft-page-break/>Cálculo dos pesos para P4(X):</text:p>
      <text:p text:style-name="P20"/>
      <text:p text:style-name="P19"><text:s text:c="5"/>1</text:p>
      <text:p text:style-name="P21"><text:span text:style-name="T17"><text:s/>∫</text:span><text:span text:style-name="T18"> </text:span><text:span text:style-name="T12">L1(X)</text:span><text:span text:style-name="T14">dX = 0.347855</text:span></text:p>
      <text:p text:style-name="P21"><text:span text:style-name="T20"><text:s text:c="3"/></text:span><text:span text:style-name="T21">(-1)</text:span></text:p>
      <text:p text:style-name="P12"/>
      <text:p text:style-name="P12"><text:s text:c="5"/><text:span text:style-name="T22">1</text:span></text:p>
      <text:p text:style-name="P21"><text:span text:style-name="T11"><text:s/>∫</text:span><text:span text:style-name="T15">L2(X)dX = 0.652145</text:span></text:p>
      <text:p text:style-name="P12"><text:span text:style-name="T11"><text:s text:c="3"/></text:span><text:span text:style-name="T19">(-1) </text:span></text:p>
      <text:p text:style-name="P12"/>
      <text:p text:style-name="P12"/>
      <text:p text:style-name="P15"><text:s text:c="5"/>1</text:p>
      <text:p text:style-name="P22"><text:span text:style-name="T19"><text:s/>∫</text:span><text:span text:style-name="T12">L3(X)dX = </text:span><text:span text:style-name="T13">0.652145</text:span></text:p>
      <text:p text:style-name="P13"><text:span text:style-name="T19"><text:s text:c="3"/>(-1)</text:span></text:p>
      <text:p text:style-name="P13"/>
      <text:p text:style-name="P13"/>
      <text:p text:style-name="P13"><text:span text:style-name="T25"><text:s text:c="5"/></text:span><text:span text:style-name="T23">1</text:span></text:p>
      <text:p text:style-name="P23"><text:span text:style-name="T19"><text:s/>∫</text:span><text:span text:style-name="T12">L4(X)dX = 0.347855</text:span></text:p>
      <text:p text:style-name="P14"><text:span text:style-name="T19"><text:s text:c="3"/>(-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OpenSymbol1" svg:font-family="OpenSymbol"/>
    <style:font-face style:name="Liberation Serif2" svg:font-family="'Liberation Serif'" style:font-family-generic="roman"/>
    <style:font-face style:name="Lucida Sans2" svg:font-family="'Lucida Sans'" style:font-family-generic="swiss"/>
    <style:font-face style:name="Liberation Serif3" svg:font-family="'Liberation Serif'" style:font-pitch="variable"/>
    <style:font-face style:name="Lucida Sans1" svg:font-family="'Lucida Sans'" style:font-pitch="variable"/>
    <style:font-face style:name="OpenSymbol2" svg:font-family="OpenSymbo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3:44:08.703000000</meta:creation-date>
    <dc:date>2016-04-17T15:39:00.752281676</dc:date>
    <meta:editing-duration>PT39M30S</meta:editing-duration>
    <meta:editing-cycles>6</meta:editing-cycles>
    <meta:generator>LibreOffice/4.2.8.2$Linux_X86_64 LibreOffice_project/420m0$Build-2</meta:generator>
    <meta:document-statistic meta:table-count="0" meta:image-count="4" meta:object-count="0" meta:page-count="3" meta:paragraph-count="22" meta:word-count="112" meta:character-count="723" meta:non-whitespace-character-count="443"/>
  </office:meta>
</office:document-meta>
</file>